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Monospace2" svg:font-family="Monospace" style:font-pitch="fixed"/>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72c0" officeooo:paragraph-rsid="0020bf53"/>
    </style:style>
    <style:style style:name="P2" style:family="paragraph" style:parent-style-name="Standard">
      <style:text-properties officeooo:rsid="0025ef52" officeooo:paragraph-rsid="0025ef52"/>
    </style:style>
    <style:style style:name="P3" style:family="paragraph" style:parent-style-name="Standard">
      <style:text-properties officeooo:rsid="00285451" officeooo:paragraph-rsid="00285451"/>
    </style:style>
    <style:style style:name="P4" style:family="paragraph" style:parent-style-name="Standard">
      <style:text-properties officeooo:rsid="002bab58" officeooo:paragraph-rsid="002bab58"/>
    </style:style>
    <style:style style:name="P5" style:family="paragraph" style:parent-style-name="Standard">
      <style:text-properties officeooo:rsid="002d6efc" officeooo:paragraph-rsid="002d6efc"/>
    </style:style>
    <style:style style:name="P6" style:family="paragraph" style:parent-style-name="Standard">
      <style:text-properties officeooo:rsid="0038aff6" officeooo:paragraph-rsid="0038aff6"/>
    </style:style>
    <style:style style:name="P7" style:family="paragraph" style:parent-style-name="Standard">
      <style:text-properties officeooo:rsid="0054706c" officeooo:paragraph-rsid="0054706c"/>
    </style:style>
    <style:style style:name="P8" style:family="paragraph" style:parent-style-name="Standard">
      <style:text-properties officeooo:rsid="0054706c" officeooo:paragraph-rsid="006a3da0"/>
    </style:style>
    <style:style style:name="P9" style:family="paragraph" style:parent-style-name="Standard">
      <style:text-properties officeooo:rsid="00586ef9" officeooo:paragraph-rsid="00586ef9"/>
    </style:style>
    <style:style style:name="P10" style:family="paragraph" style:parent-style-name="Standard">
      <style:text-properties officeooo:rsid="005ba2b2" officeooo:paragraph-rsid="005ba2b2"/>
    </style:style>
    <style:style style:name="P11" style:family="paragraph" style:parent-style-name="Standard">
      <style:text-properties officeooo:rsid="0064aba0" officeooo:paragraph-rsid="0064aba0"/>
    </style:style>
    <style:style style:name="P12" style:family="paragraph" style:parent-style-name="Standard">
      <style:text-properties officeooo:rsid="0065c6bc" officeooo:paragraph-rsid="006a3da0"/>
    </style:style>
    <style:style style:name="P13" style:family="paragraph" style:parent-style-name="Standard">
      <style:text-properties officeooo:rsid="006d0895" officeooo:paragraph-rsid="006d0895"/>
    </style:style>
    <style:style style:name="P14" style:family="paragraph" style:parent-style-name="Standard">
      <style:text-properties officeooo:rsid="00817d2b" officeooo:paragraph-rsid="0085d664"/>
    </style:style>
    <style:style style:name="P15" style:family="paragraph" style:parent-style-name="Standard">
      <style:text-properties officeooo:rsid="0020bf53" officeooo:paragraph-rsid="0020bf53"/>
    </style:style>
    <style:style style:name="P16" style:family="paragraph" style:parent-style-name="Standard">
      <style:text-properties fo:font-weight="normal" officeooo:rsid="0066f81f" officeooo:paragraph-rsid="006a3da0" style:font-weight-asian="normal" style:font-weight-complex="normal"/>
    </style:style>
    <style:style style:name="P17" style:family="paragraph" style:parent-style-name="Standard">
      <style:paragraph-properties fo:margin-left="0in" fo:margin-right="0in" fo:text-align="start" style:justify-single-word="false" fo:text-indent="0in" style:auto-text-indent="false" style:writing-mode="lr-tb"/>
    </style:style>
    <style:style style:name="P18" style:family="paragraph" style:parent-style-name="Standard">
      <style:paragraph-properties fo:margin-left="0in" fo:margin-right="0in" fo:text-align="start" style:justify-single-word="false" fo:text-indent="0in" style:auto-text-indent="false" style:writing-mode="lr-tb"/>
      <style:text-properties fo:font-size="12pt" style:font-size-asian="12pt" style:font-size-complex="12pt"/>
    </style:style>
    <style:style style:name="P19" style:family="paragraph" style:parent-style-name="Standard">
      <style:paragraph-properties fo:margin-left="0in" fo:margin-right="0in" fo:text-align="start" style:justify-single-word="false" fo:text-indent="0in" style:auto-text-indent="false" style:writing-mode="lr-tb"/>
      <style:text-properties fo:font-size="12pt" officeooo:rsid="003f24fb" officeooo:paragraph-rsid="003f24fb" style:font-size-asian="12pt" style:font-size-complex="12pt"/>
    </style:style>
    <style:style style:name="P20" style:family="paragraph" style:parent-style-name="Standard">
      <style:paragraph-properties fo:margin-left="0in" fo:margin-right="0in" fo:text-align="start" style:justify-single-word="false" fo:text-indent="0in" style:auto-text-indent="false" style:writing-mode="lr-tb"/>
      <style:text-properties fo:font-size="12pt" officeooo:rsid="00a26002" officeooo:paragraph-rsid="00a26002" style:font-size-asian="12pt" style:font-size-complex="12pt"/>
    </style:style>
    <style:style style:name="P21" style:family="paragraph" style:parent-style-name="Standard">
      <style:paragraph-properties fo:margin-left="0in" fo:margin-right="0in" fo:text-align="start" style:justify-single-word="false" fo:text-indent="0in" style:auto-text-indent="false" style:writing-mode="lr-tb"/>
      <style:text-properties fo:font-size="12pt" fo:font-weight="normal" officeooo:rsid="008d777e" style:font-size-asian="12pt" style:font-weight-asian="normal" style:font-size-complex="12pt" style:font-weight-complex="normal"/>
    </style:style>
    <style:style style:name="P22" style:family="paragraph" style:parent-style-name="Standard">
      <style:paragraph-properties fo:margin-left="0in" fo:margin-right="0in" fo:text-align="start" style:justify-single-word="false" fo:text-indent="0in" style:auto-text-indent="false" style:writing-mode="lr-tb"/>
      <style:text-properties fo:font-size="10pt" style:font-size-asian="10pt" style:font-size-complex="10pt"/>
    </style:style>
    <style:style style:name="P23" style:family="paragraph" style:parent-style-name="Standard">
      <style:paragraph-properties fo:margin-left="0in" fo:margin-right="0in" fo:text-align="start" style:justify-single-word="false" fo:text-indent="0in" style:auto-text-indent="false" style:writing-mode="lr-tb"/>
      <style:text-properties fo:font-size="10pt" officeooo:paragraph-rsid="003f24fb" style:font-size-asian="10pt" style:font-size-complex="10pt"/>
    </style:style>
    <style:style style:name="P24" style:family="paragraph" style:parent-style-name="Standard">
      <style:paragraph-properties fo:margin-left="0in" fo:margin-right="0in" fo:text-align="start" style:justify-single-word="false" fo:text-indent="0in" style:auto-text-indent="false" style:writing-mode="lr-tb"/>
      <style:text-properties style:font-name="Monospace1" fo:font-size="12pt" officeooo:rsid="006e6db1" officeooo:paragraph-rsid="006e6db1" style:font-size-asian="12pt"/>
    </style:style>
    <style:style style:name="P25" style:family="paragraph" style:parent-style-name="Standard">
      <style:paragraph-properties fo:margin-left="0in" fo:margin-right="0in" fo:text-align="start" style:justify-single-word="false" fo:text-indent="0in" style:auto-text-indent="false" style:writing-mode="lr-tb"/>
      <style:text-properties style:font-name="Monospace1" fo:font-size="12pt" officeooo:rsid="00b50a4e" officeooo:paragraph-rsid="00b50a4e" style:font-size-asian="12pt"/>
    </style:style>
    <style:style style:name="P26" style:family="paragraph" style:parent-style-name="Standard">
      <style:paragraph-properties fo:margin-left="0in" fo:margin-right="0in" fo:text-align="start" style:justify-single-word="false" fo:text-indent="0in" style:auto-text-indent="false" style:writing-mode="lr-tb"/>
      <style:text-properties officeooo:rsid="00a1fd66" officeooo:paragraph-rsid="00a1fd66"/>
    </style:style>
    <style:style style:name="P27" style:family="paragraph" style:parent-style-name="Standard">
      <style:paragraph-properties fo:margin-left="0in" fo:margin-right="0in" fo:text-align="start" style:justify-single-word="false" fo:text-indent="0in" style:auto-text-indent="false" style:writing-mode="lr-tb"/>
      <style:text-properties fo:color="#000000" style:font-name="Monospace1" fo:font-size="12pt" style:font-size-asian="12pt" style:font-size-complex="12pt"/>
    </style:style>
    <style:style style:name="P28" style:family="paragraph" style:parent-style-name="Standard">
      <style:paragraph-properties fo:margin-left="0in" fo:margin-right="0in" fo:text-align="start" style:justify-single-word="false" fo:text-indent="0in" style:auto-text-indent="false" style:writing-mode="lr-tb"/>
      <style:text-properties fo:color="#000000" style:font-name="Monospace1" fo:font-size="12pt" style:font-size-asian="12pt"/>
    </style:style>
    <style:style style:name="P29" style:family="paragraph" style:parent-style-name="Standard">
      <style:paragraph-properties fo:margin-left="0in" fo:margin-right="0in" fo:text-align="start" style:justify-single-word="false" fo:text-indent="0in" style:auto-text-indent="false" style:writing-mode="lr-tb"/>
      <style:text-properties fo:color="#000000" style:font-name="Monospace1" fo:font-size="10pt" style:font-size-asian="10pt" style:font-size-complex="10pt"/>
    </style:style>
    <style:style style:name="P30" style:family="paragraph" style:parent-style-name="Standard">
      <style:paragraph-properties fo:margin-left="0in" fo:margin-right="0in" fo:text-align="end" style:justify-single-word="false" fo:text-indent="0in" style:auto-text-indent="false" style:writing-mode="rl-tb"/>
      <style:text-properties fo:font-size="12pt" officeooo:rsid="0035c85e" officeooo:paragraph-rsid="0035c85e" style:font-size-asian="12pt" style:font-size-complex="12pt"/>
    </style:style>
    <style:style style:name="P31" style:family="paragraph" style:parent-style-name="Standard">
      <style:paragraph-properties fo:margin-left="0in" fo:margin-right="0in" fo:text-align="end" style:justify-single-word="false" fo:text-indent="0in" style:auto-text-indent="false" style:writing-mode="rl-tb"/>
      <style:text-properties fo:font-size="12pt" officeooo:rsid="00366843" officeooo:paragraph-rsid="00366843" style:font-size-asian="12pt" style:font-size-complex="12pt"/>
    </style:style>
    <style:style style:name="P32" style:family="paragraph" style:parent-style-name="Standard">
      <style:paragraph-properties fo:margin-left="0in" fo:margin-right="0in" fo:text-align="end" style:justify-single-word="false" fo:text-indent="0in" style:auto-text-indent="false" style:writing-mode="rl-tb"/>
      <style:text-properties fo:font-size="12pt" officeooo:rsid="003f24fb" officeooo:paragraph-rsid="003f24fb" style:font-size-asian="12pt" style:font-size-complex="12pt"/>
    </style:style>
    <style:style style:name="P33" style:family="paragraph" style:parent-style-name="Standard">
      <style:paragraph-properties fo:margin-left="0in" fo:margin-right="0in" fo:text-align="end" style:justify-single-word="false" fo:text-indent="0in" style:auto-text-indent="false" style:writing-mode="rl-tb"/>
      <style:text-properties fo:font-size="12pt" officeooo:rsid="003f5610" officeooo:paragraph-rsid="003f5610" style:font-size-asian="12pt" style:font-size-complex="12pt"/>
    </style:style>
    <style:style style:name="P34" style:family="paragraph" style:parent-style-name="Standard">
      <style:paragraph-properties fo:margin-left="0in" fo:margin-right="0in" fo:text-align="end" style:justify-single-word="false" fo:text-indent="0in" style:auto-text-indent="false" style:writing-mode="rl-tb"/>
      <style:text-properties fo:font-size="12pt" officeooo:rsid="0043b6e9" officeooo:paragraph-rsid="0048527d" style:font-size-asian="12pt" style:font-size-complex="12pt"/>
    </style:style>
    <style:style style:name="P35" style:family="paragraph" style:parent-style-name="Standard">
      <style:paragraph-properties fo:margin-left="0in" fo:margin-right="0in" fo:text-align="end" style:justify-single-word="false" fo:text-indent="0in" style:auto-text-indent="false" style:writing-mode="rl-tb"/>
      <style:text-properties fo:font-size="12pt" officeooo:rsid="004ab6ef" officeooo:paragraph-rsid="004ab6ef" style:font-size-asian="12pt" style:font-size-complex="12pt"/>
    </style:style>
    <style:style style:name="P36" style:family="paragraph" style:parent-style-name="Standard">
      <style:paragraph-properties fo:margin-left="0in" fo:margin-right="0in" fo:text-align="end" style:justify-single-word="false" fo:text-indent="0in" style:auto-text-indent="false" style:writing-mode="rl-tb"/>
      <style:text-properties fo:font-size="12pt" officeooo:rsid="00a26002" officeooo:paragraph-rsid="00a26002" style:font-size-asian="12pt" style:font-size-complex="12pt"/>
    </style:style>
    <style:style style:name="P37" style:family="paragraph" style:parent-style-name="Standard">
      <style:paragraph-properties fo:margin-left="0in" fo:margin-right="0in" fo:text-align="end" style:justify-single-word="false" fo:text-indent="0in" style:auto-text-indent="false" style:writing-mode="rl-tb"/>
      <style:text-properties style:font-name="Monospace1" fo:font-size="12pt" officeooo:rsid="007069ee" officeooo:paragraph-rsid="007069ee" style:font-size-asian="12pt"/>
    </style:style>
    <style:style style:name="P38" style:family="paragraph" style:parent-style-name="Standard">
      <style:paragraph-properties fo:margin-left="0in" fo:margin-right="0in" fo:text-align="end" style:justify-single-word="false" fo:text-indent="0in" style:auto-text-indent="false" style:writing-mode="rl-tb"/>
      <style:text-properties style:font-name="Monospace1" fo:font-size="12pt" officeooo:rsid="0074e7dc" officeooo:paragraph-rsid="0074e7dc" style:font-size-asian="12pt"/>
    </style:style>
    <style:style style:name="P39" style:family="paragraph" style:parent-style-name="Standard">
      <style:paragraph-properties fo:margin-left="0in" fo:margin-right="0in" fo:text-align="end" style:justify-single-word="false" fo:text-indent="0in" style:auto-text-indent="false" style:writing-mode="rl-tb"/>
      <style:text-properties style:font-name="Monospace1" fo:font-size="12pt" officeooo:rsid="0074e7dc" officeooo:paragraph-rsid="007f9419" style:font-size-asian="12pt"/>
    </style:style>
    <style:style style:name="P40" style:family="paragraph" style:parent-style-name="Standard">
      <style:paragraph-properties fo:margin-left="0in" fo:margin-right="0in" fo:text-align="end" style:justify-single-word="false" fo:text-indent="0in" style:auto-text-indent="false" style:writing-mode="rl-tb"/>
      <style:text-properties style:font-name="Monospace1" fo:font-size="12pt" officeooo:rsid="00b50a4e" officeooo:paragraph-rsid="00b50a4e" style:font-size-asian="12pt"/>
    </style:style>
    <style:style style:name="P41" style:family="paragraph" style:parent-style-name="Standard">
      <style:paragraph-properties fo:margin-left="0in" fo:margin-right="0in" fo:text-align="end" style:justify-single-word="false" fo:text-indent="0in" style:auto-text-indent="false" style:writing-mode="rl-tb"/>
      <style:text-properties style:font-name="Monospace1" fo:font-size="12pt" officeooo:rsid="0076b8df" officeooo:paragraph-rsid="007f9419" style:font-size-asian="12pt"/>
    </style:style>
    <style:style style:name="P42" style:family="paragraph" style:parent-style-name="Standard">
      <style:paragraph-properties fo:margin-left="0in" fo:margin-right="0in" fo:text-align="end" style:justify-single-word="false" fo:text-indent="0in" style:auto-text-indent="false" style:writing-mode="rl-tb"/>
      <style:text-properties style:font-name="Monospace1" fo:font-size="12pt" officeooo:rsid="00b3ae34" officeooo:paragraph-rsid="00b3ae34" style:font-size-asian="12pt"/>
    </style:style>
    <style:style style:name="P43" style:family="paragraph" style:parent-style-name="Standard">
      <style:paragraph-properties fo:margin-left="0in" fo:margin-right="0in" fo:text-align="end" style:justify-single-word="false" fo:text-indent="0in" style:auto-text-indent="false" style:writing-mode="rl-tb"/>
      <style:text-properties officeooo:rsid="00a1fd66" officeooo:paragraph-rsid="00a1fd66"/>
    </style:style>
    <style:style style:name="P44"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officeooo:rsid="00366843" officeooo:paragraph-rsid="00366843" style:font-size-asian="12pt" style:font-size-complex="12pt"/>
    </style:style>
    <style:style style:name="P45"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officeooo:rsid="00368468" officeooo:paragraph-rsid="00a26002" style:font-size-asian="12pt" style:font-size-complex="12pt"/>
    </style:style>
    <style:style style:name="P46"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officeooo:rsid="004178e3" officeooo:paragraph-rsid="003f5610" style:font-size-asian="12pt" style:font-size-complex="12pt"/>
    </style:style>
    <style:style style:name="P47"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officeooo:rsid="004178e3" officeooo:paragraph-rsid="0043b6e9" style:font-size-asian="12pt" style:font-size-complex="12pt"/>
    </style:style>
    <style:style style:name="P48"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officeooo:rsid="00490f8c" officeooo:paragraph-rsid="0048527d" style:font-size-asian="12pt" style:font-size-complex="12pt"/>
    </style:style>
    <style:style style:name="P49"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officeooo:rsid="007c1e85" officeooo:paragraph-rsid="007c1e85" style:font-size-asian="12pt" style:font-size-complex="12pt"/>
    </style:style>
    <style:style style:name="P50" style:family="paragraph" style:parent-style-name="Standard">
      <style:paragraph-properties fo:text-align="start" style:justify-single-word="false" style:writing-mode="lr-tb"/>
      <style:text-properties officeooo:paragraph-rsid="008c8267"/>
    </style:style>
    <style:style style:name="P51" style:family="paragraph" style:parent-style-name="Standard">
      <style:paragraph-properties fo:text-align="start" style:justify-single-word="false" style:writing-mode="lr-tb"/>
      <style:text-properties officeooo:paragraph-rsid="008d2358"/>
    </style:style>
    <style:style style:name="P52" style:family="paragraph" style:parent-style-name="Standard">
      <style:paragraph-properties fo:text-align="start" style:justify-single-word="false" style:writing-mode="lr-tb"/>
      <style:text-properties fo:font-size="12pt" style:font-size-asian="12pt" style:font-size-complex="12pt"/>
    </style:style>
    <style:style style:name="P53" style:family="paragraph" style:parent-style-name="Standard">
      <style:paragraph-properties fo:text-align="start" style:justify-single-word="false" style:writing-mode="lr-tb"/>
      <style:text-properties fo:font-size="12pt" officeooo:paragraph-rsid="00a7d3f3" style:font-size-asian="12pt" style:font-size-complex="12pt"/>
    </style:style>
    <style:style style:name="P54" style:family="paragraph" style:parent-style-name="Standard">
      <style:paragraph-properties fo:text-align="start" style:justify-single-word="false" style:writing-mode="lr-tb"/>
      <style:text-properties fo:font-size="12pt" officeooo:rsid="002d6efc" officeooo:paragraph-rsid="002d6efc" style:font-size-asian="12pt" style:font-size-complex="12pt"/>
    </style:style>
    <style:style style:name="P55" style:family="paragraph" style:parent-style-name="Standard">
      <style:paragraph-properties fo:text-align="start" style:justify-single-word="false" style:writing-mode="lr-tb"/>
      <style:text-properties officeooo:rsid="0025ef52" officeooo:paragraph-rsid="0025ef52"/>
    </style:style>
    <style:style style:name="P56" style:family="paragraph" style:parent-style-name="Standard">
      <style:paragraph-properties fo:text-align="start" style:justify-single-word="false" style:writing-mode="lr-tb"/>
      <style:text-properties fo:font-size="10pt" officeooo:paragraph-rsid="0038241d" style:font-size-asian="10pt" style:font-size-complex="10pt"/>
    </style:style>
    <style:style style:name="P57" style:family="paragraph" style:parent-style-name="Standard">
      <style:paragraph-properties fo:text-align="start" style:justify-single-word="false" style:writing-mode="lr-tb"/>
      <style:text-properties officeooo:rsid="0054706c" officeooo:paragraph-rsid="0054706c"/>
    </style:style>
    <style:style style:name="P58" style:family="paragraph" style:parent-style-name="Standard">
      <style:paragraph-properties fo:text-align="start" style:justify-single-word="false" style:writing-mode="lr-tb"/>
      <style:text-properties officeooo:rsid="00586ef9" officeooo:paragraph-rsid="00586ef9"/>
    </style:style>
    <style:style style:name="P59" style:family="paragraph" style:parent-style-name="Standard">
      <style:paragraph-properties fo:text-align="start" style:justify-single-word="false" style:writing-mode="lr-tb"/>
      <style:text-properties officeooo:rsid="006d0895" officeooo:paragraph-rsid="006d0895"/>
    </style:style>
    <style:style style:name="P60" style:family="paragraph" style:parent-style-name="Standard">
      <style:paragraph-properties fo:text-align="start" style:justify-single-word="false" style:writing-mode="lr-tb"/>
      <style:text-properties officeooo:rsid="009533d2" officeooo:paragraph-rsid="009805b0"/>
    </style:style>
    <style:style style:name="P61" style:family="paragraph" style:parent-style-name="Standard">
      <style:paragraph-properties fo:text-align="start" style:justify-single-word="false" style:writing-mode="lr-tb"/>
      <style:text-properties style:font-name="Monospace2" officeooo:rsid="009cc0f6" officeooo:paragraph-rsid="009cc0f6"/>
    </style:style>
    <style:style style:name="P62" style:family="paragraph" style:parent-style-name="Standard">
      <style:paragraph-properties fo:text-align="start" style:justify-single-word="false" style:writing-mode="lr-tb"/>
      <style:text-properties style:font-name="Monospace2" officeooo:rsid="009cc0f6" officeooo:paragraph-rsid="009eeee7"/>
    </style:style>
    <style:style style:name="P63" style:family="paragraph" style:parent-style-name="Standard">
      <style:paragraph-properties fo:text-align="start" style:justify-single-word="false" style:writing-mode="lr-tb"/>
      <style:text-properties style:font-name="Monospace2" fo:font-size="12pt" fo:font-weight="normal" officeooo:rsid="009805b0" officeooo:paragraph-rsid="009805b0" style:font-size-asian="12pt" style:font-weight-asian="normal" style:font-size-complex="12pt" style:font-weight-complex="normal"/>
    </style:style>
    <style:style style:name="P64" style:family="paragraph" style:parent-style-name="Standard">
      <style:paragraph-properties fo:text-align="start" style:justify-single-word="false" style:writing-mode="lr-tb"/>
      <style:text-properties style:font-name="Monospace2" fo:font-size="12pt" fo:font-weight="normal" officeooo:rsid="009cc0f6" officeooo:paragraph-rsid="009cc0f6" style:font-size-asian="12pt" style:font-weight-asian="normal" style:font-size-complex="12pt" style:font-weight-complex="normal"/>
    </style:style>
    <style:style style:name="P65" style:family="paragraph" style:parent-style-name="Standard">
      <style:paragraph-properties fo:text-align="start" style:justify-single-word="false" style:writing-mode="lr-tb"/>
      <style:text-properties style:font-name="Monospace2" fo:font-size="12pt" fo:font-weight="normal" officeooo:rsid="009cc0f6" officeooo:paragraph-rsid="009eeee7" style:font-size-asian="12pt" style:font-weight-asian="normal" style:font-size-complex="12pt" style:font-weight-complex="normal"/>
    </style:style>
    <style:style style:name="P66" style:family="paragraph" style:parent-style-name="Standard">
      <style:paragraph-properties fo:text-align="start" style:justify-single-word="false" style:writing-mode="lr-tb"/>
      <style:text-properties style:use-window-font-color="true" fo:font-size="12pt" officeooo:paragraph-rsid="00a7d3f3" style:font-size-asian="12pt" style:font-size-complex="12pt"/>
    </style:style>
    <style:style style:name="P67" style:family="paragraph" style:parent-style-name="Standard">
      <style:paragraph-properties fo:text-align="start" style:justify-single-word="false" style:writing-mode="lr-tb"/>
      <style:text-properties officeooo:rsid="0018c57b" officeooo:paragraph-rsid="0038241d"/>
    </style:style>
    <style:style style:name="P68" style:family="paragraph" style:parent-style-name="Text_20_body">
      <style:paragraph-properties fo:text-align="start" style:justify-single-word="false" style:writing-mode="lr-tb"/>
      <style:text-properties style:font-name="Monospace2" officeooo:rsid="001c3040" officeooo:paragraph-rsid="001c3040"/>
    </style:style>
    <style:style style:name="P69" style:family="paragraph" style:parent-style-name="Text_20_body">
      <style:paragraph-properties fo:text-align="start" style:justify-single-word="false" style:writing-mode="lr-tb"/>
      <style:text-properties style:font-name="Monospace2" officeooo:rsid="001c3040" officeooo:paragraph-rsid="008894ab"/>
    </style:style>
    <style:style style:name="P70" style:family="paragraph" style:parent-style-name="Standard">
      <style:paragraph-properties fo:text-align="end" style:justify-single-word="false" style:writing-mode="rl-tb"/>
      <style:text-properties fo:font-size="12pt" officeooo:rsid="002ed609" officeooo:paragraph-rsid="002ed609" style:font-size-asian="12pt" style:font-size-complex="12pt"/>
    </style:style>
    <style:style style:name="P71" style:family="paragraph" style:parent-style-name="Standard">
      <style:paragraph-properties fo:text-align="end" style:justify-single-word="false" style:writing-mode="rl-tb"/>
      <style:text-properties fo:font-size="12pt" officeooo:rsid="00335b34" officeooo:paragraph-rsid="00335b34" style:font-size-asian="12pt" style:font-size-complex="12pt"/>
    </style:style>
    <style:style style:name="P72" style:family="paragraph" style:parent-style-name="Standard">
      <style:paragraph-properties fo:text-align="end" style:justify-single-word="false" style:writing-mode="rl-tb"/>
      <style:text-properties fo:font-size="12pt" officeooo:rsid="0039d147" officeooo:paragraph-rsid="0038241d" style:font-size-asian="12pt" style:font-size-complex="12pt"/>
    </style:style>
    <style:style style:name="P73" style:family="paragraph" style:parent-style-name="Standard">
      <style:paragraph-properties fo:text-align="end" style:justify-single-word="false" style:writing-mode="rl-tb"/>
      <style:text-properties fo:font-size="12pt" fo:font-weight="normal" officeooo:rsid="003d773a" officeooo:paragraph-rsid="008c8267" style:font-size-asian="12pt" style:font-weight-asian="normal" style:font-size-complex="12pt" style:font-weight-complex="normal"/>
    </style:style>
    <style:style style:name="P74" style:family="paragraph" style:parent-style-name="Standard">
      <style:paragraph-properties fo:text-align="end" style:justify-single-word="false" style:writing-mode="rl-tb"/>
      <style:text-properties officeooo:rsid="0038241d" officeooo:paragraph-rsid="0038241d"/>
    </style:style>
    <style:style style:name="P75" style:family="paragraph" style:parent-style-name="Standard">
      <style:paragraph-properties fo:text-align="end" style:justify-single-word="false" style:writing-mode="rl-tb"/>
      <style:text-properties officeooo:rsid="0039d147" officeooo:paragraph-rsid="003d773a"/>
    </style:style>
    <style:style style:name="P76" style:family="paragraph" style:parent-style-name="Standard">
      <style:paragraph-properties fo:text-align="end" style:justify-single-word="false" style:writing-mode="rl-tb"/>
      <style:text-properties officeooo:rsid="00817d2b" officeooo:paragraph-rsid="009805b0"/>
    </style:style>
    <style:style style:name="P77" style:family="paragraph" style:parent-style-name="Standard">
      <style:paragraph-properties fo:text-align="end" style:justify-single-word="false" style:writing-mode="rl-tb"/>
      <style:text-properties officeooo:rsid="008c8267" officeooo:paragraph-rsid="008c8267"/>
    </style:style>
    <style:style style:name="P78" style:family="paragraph" style:parent-style-name="Standard">
      <style:paragraph-properties fo:text-align="end" style:justify-single-word="false" style:writing-mode="rl-tb"/>
      <style:text-properties officeooo:rsid="008d2358" officeooo:paragraph-rsid="008ffa94"/>
    </style:style>
    <style:style style:name="P79" style:family="paragraph" style:parent-style-name="Standard">
      <style:paragraph-properties fo:text-align="end" style:justify-single-word="false" style:writing-mode="rl-tb"/>
      <style:text-properties officeooo:rsid="009533d2" officeooo:paragraph-rsid="009805b0"/>
    </style:style>
    <style:style style:name="P80" style:family="paragraph" style:parent-style-name="Standard">
      <style:paragraph-properties fo:text-align="end" style:justify-single-word="false" style:writing-mode="rl-tb"/>
      <style:text-properties style:font-name="Monospace2" officeooo:rsid="009cc0f6" officeooo:paragraph-rsid="00abc246"/>
    </style:style>
    <style:style style:name="P81" style:family="paragraph" style:parent-style-name="Standard">
      <style:paragraph-properties fo:text-align="end" style:justify-single-word="false" style:writing-mode="rl-tb"/>
      <style:text-properties style:font-name="Monospace2" fo:font-size="12pt" fo:font-weight="normal" officeooo:rsid="009cc0f6" officeooo:paragraph-rsid="009cc0f6" style:font-size-asian="12pt" style:font-weight-asian="normal" style:font-size-complex="12pt" style:font-weight-complex="normal"/>
    </style:style>
    <style:style style:name="P82" style:family="paragraph" style:parent-style-name="Standard">
      <style:paragraph-properties fo:text-align="end" style:justify-single-word="false" style:writing-mode="rl-tb"/>
      <style:text-properties style:font-name="Monospace2" fo:font-size="12pt" fo:font-weight="normal" officeooo:rsid="009cc0f6" officeooo:paragraph-rsid="00abc246" style:font-size-asian="12pt" style:font-weight-asian="normal" style:font-size-complex="12pt" style:font-weight-complex="normal"/>
    </style:style>
    <style:style style:name="P83" style:family="paragraph" style:parent-style-name="Text_20_body">
      <style:paragraph-properties fo:text-align="end" style:justify-single-word="false" style:writing-mode="rl-tb"/>
      <style:text-properties officeooo:rsid="00eb6387" officeooo:paragraph-rsid="00bb9714"/>
    </style:style>
    <style:style style:name="P84" style:family="paragraph" style:parent-style-name="Text_20_body">
      <style:text-properties officeooo:rsid="006d0895" officeooo:paragraph-rsid="006d0895"/>
    </style:style>
    <style:style style:name="P85" style:family="paragraph" style:parent-style-name="Heading_20_2">
      <style:text-properties officeooo:rsid="002bab58" officeooo:paragraph-rsid="002bab58"/>
    </style:style>
    <style:style style:name="P86" style:family="paragraph" style:parent-style-name="Heading_20_2">
      <style:text-properties officeooo:rsid="004dfbcb" officeooo:paragraph-rsid="004dfbcb"/>
    </style:style>
    <style:style style:name="P87" style:family="paragraph" style:parent-style-name="Heading_20_2">
      <style:text-properties officeooo:rsid="00644235" officeooo:paragraph-rsid="00644235"/>
    </style:style>
    <style:style style:name="P88" style:family="paragraph" style:parent-style-name="Heading_20_2">
      <style:text-properties officeooo:rsid="006d0895" officeooo:paragraph-rsid="007fd725"/>
    </style:style>
    <style:style style:name="P89" style:family="paragraph" style:parent-style-name="Heading_20_2">
      <style:text-properties fo:color="#000000" style:font-name="Monospace1" officeooo:rsid="007fd725" officeooo:paragraph-rsid="007fd725"/>
    </style:style>
    <style:style style:name="P90" style:family="paragraph" style:parent-style-name="Heading_20_2">
      <style:text-properties officeooo:paragraph-rsid="00bb9714"/>
    </style:style>
    <style:style style:name="P91" style:family="paragraph" style:parent-style-name="Standard" style:list-style-name="L1">
      <style:text-properties officeooo:rsid="002bab58" officeooo:paragraph-rsid="002bab58"/>
    </style:style>
    <style:style style:name="P92" style:family="paragraph" style:parent-style-name="Text_20_body" style:list-style-name="L2">
      <style:paragraph-properties fo:text-align="start" style:justify-single-word="false" style:writing-mode="lr-tb"/>
      <style:text-properties officeooo:rsid="00eb6387" officeooo:paragraph-rsid="00bb9714"/>
    </style:style>
    <style:style style:name="P93" style:family="paragraph" style:parent-style-name="Header">
      <style:paragraph-properties fo:text-align="center" style:justify-single-word="false"/>
      <style:text-properties fo:font-size="10pt" fo:font-style="italic" style:text-underline-style="none" officeooo:rsid="0137f4f4" officeooo:paragraph-rsid="00bfbd1b" style:font-size-asian="10pt" style:font-style-asian="italic" style:font-size-complex="10pt" style:font-style-complex="italic"/>
    </style:style>
    <style:style style:name="P94" style:family="paragraph" style:parent-style-name="Footer">
      <style:paragraph-properties fo:text-align="center" style:justify-single-word="false"/>
      <style:text-properties officeooo:paragraph-rsid="00c04153"/>
    </style:style>
    <style:style style:name="T1" style:family="text">
      <style:text-properties officeooo:rsid="0018dd8f"/>
    </style:style>
    <style:style style:name="T2" style:family="text">
      <style:text-properties fo:font-weight="bold" style:font-weight-asian="bold" style:font-weight-complex="bold"/>
    </style:style>
    <style:style style:name="T3" style:family="text">
      <style:text-properties fo:font-weight="bold" officeooo:rsid="0018dd8f" style:font-weight-asian="bold" style:font-weight-complex="bold"/>
    </style:style>
    <style:style style:name="T4" style:family="text">
      <style:text-properties fo:font-weight="bold" officeooo:rsid="001e1de1" style:font-weight-asian="bold" style:font-weight-complex="bold"/>
    </style:style>
    <style:style style:name="T5" style:family="text">
      <style:text-properties fo:font-weight="bold" officeooo:rsid="002a3435" style:font-weight-asian="bold" style:font-weight-complex="bold"/>
    </style:style>
    <style:style style:name="T6" style:family="text">
      <style:text-properties fo:font-weight="bold" officeooo:rsid="00688c46" style:font-weight-asian="bold" style:font-weight-complex="bold"/>
    </style:style>
    <style:style style:name="T7" style:family="text">
      <style:text-properties fo:font-weight="bold" officeooo:rsid="006e6db1" style:font-weight-asian="bold" style:font-weight-complex="bold"/>
    </style:style>
    <style:style style:name="T8" style:family="text">
      <style:text-properties fo:font-weight="bold" officeooo:rsid="0071b63f" style:font-weight-asian="bold" style:font-weight-complex="bold"/>
    </style:style>
    <style:style style:name="T9" style:family="text">
      <style:text-properties officeooo:rsid="001c24ee"/>
    </style:style>
    <style:style style:name="T10" style:family="text">
      <style:text-properties officeooo:rsid="001e1de1"/>
    </style:style>
    <style:style style:name="T11" style:family="text">
      <style:text-properties officeooo:rsid="001f61e6"/>
    </style:style>
    <style:style style:name="T12" style:family="text">
      <style:text-properties officeooo:rsid="001f928a"/>
    </style:style>
    <style:style style:name="T13" style:family="text">
      <style:text-properties fo:color="#000000" style:font-name="Monospace1"/>
    </style:style>
    <style:style style:name="T14" style:family="text">
      <style:text-properties fo:color="#000000" style:font-name="Monospace1" fo:font-style="italic" style:font-style-asian="italic"/>
    </style:style>
    <style:style style:name="T15" style:family="text">
      <style:text-properties fo:color="#000000" style:font-name="Monospace1" fo:font-size="12pt" style:font-size-asian="12pt"/>
    </style:style>
    <style:style style:name="T16" style:family="text">
      <style:text-properties fo:color="#000000" style:font-name="Monospace1" fo:font-size="12pt" style:font-size-asian="12pt" style:font-size-complex="12pt"/>
    </style:style>
    <style:style style:name="T17" style:family="text">
      <style:text-properties fo:color="#000000" style:font-name="Monospace1" fo:font-size="12pt" officeooo:rsid="00a9de32" style:font-size-asian="12pt"/>
    </style:style>
    <style:style style:name="T18" style:family="text">
      <style:text-properties fo:color="#000000" style:font-name="Monospace1" fo:font-size="12pt" officeooo:rsid="00ac6be7" style:font-size-asian="12pt"/>
    </style:style>
    <style:style style:name="T19" style:family="text">
      <style:text-properties fo:color="#000000" style:font-name="Monospace1" fo:font-size="12pt" fo:background-color="#d4d4d4" loext:char-shading-value="0" style:font-size-asian="12pt"/>
    </style:style>
    <style:style style:name="T20" style:family="text">
      <style:text-properties fo:color="#000000" style:font-name="Monospace1" fo:font-size="12pt" fo:font-weight="normal" officeooo:rsid="0085d664" style:font-size-asian="12pt" style:font-weight-asian="normal" style:font-weight-complex="normal"/>
    </style:style>
    <style:style style:name="T21" style:family="text">
      <style:text-properties fo:color="#000000" style:font-name="Monospace1" fo:font-size="12pt" fo:font-weight="normal" style:font-size-asian="12pt" style:font-weight-asian="normal" style:font-size-complex="12pt" style:font-weight-complex="normal"/>
    </style:style>
    <style:style style:name="T22" style:family="text">
      <style:text-properties fo:color="#000000" style:font-name="Monospace1" fo:font-size="12pt" fo:font-weight="normal" officeooo:rsid="003d773a" style:font-size-asian="12pt" style:font-weight-asian="normal" style:font-size-complex="12pt" style:font-weight-complex="normal"/>
    </style:style>
    <style:style style:name="T23" style:family="text">
      <style:text-properties fo:color="#000000" style:font-name="Monospace1" fo:font-size="12pt" fo:font-weight="normal" officeooo:rsid="0085d664" style:font-size-asian="12pt" style:font-weight-asian="normal" style:font-size-complex="12pt" style:font-weight-complex="normal"/>
    </style:style>
    <style:style style:name="T24" style:family="text">
      <style:text-properties fo:color="#000000" style:font-name="Monospace1" fo:font-size="12pt" fo:font-weight="normal" officeooo:rsid="009805b0" style:font-size-asian="12pt" style:font-weight-asian="normal" style:font-size-complex="12pt" style:font-weight-complex="normal"/>
    </style:style>
    <style:style style:name="T25" style:family="text">
      <style:text-properties fo:color="#000000" style:font-name="Monospace1" fo:font-weight="bold" style:font-weight-asian="bold" style:font-weight-complex="bold"/>
    </style:style>
    <style:style style:name="T26" style:family="text">
      <style:text-properties fo:color="#000000" style:font-name="Monospace1" fo:font-weight="bold" officeooo:rsid="005d9828" style:font-weight-asian="bold" style:font-weight-complex="bold"/>
    </style:style>
    <style:style style:name="T27" style:family="text">
      <style:text-properties fo:color="#000000" style:font-name="Monospace1" fo:font-weight="bold" officeooo:rsid="00490f8c" style:font-weight-asian="bold" style:font-weight-complex="bold"/>
    </style:style>
    <style:style style:name="T28" style:family="text">
      <style:text-properties fo:color="#000000" style:font-name="Monospace1" officeooo:rsid="0040dd29"/>
    </style:style>
    <style:style style:name="T29" style:family="text">
      <style:text-properties fo:color="#000000" style:font-name="Monospace1" officeooo:rsid="004178e3"/>
    </style:style>
    <style:style style:name="T30" style:family="text">
      <style:text-properties fo:color="#000000" style:font-name="Monospace1" officeooo:rsid="00451ab1"/>
    </style:style>
    <style:style style:name="T31" style:family="text">
      <style:text-properties fo:color="#000000" style:font-name="Monospace1" officeooo:rsid="0048527d"/>
    </style:style>
    <style:style style:name="T32" style:family="text">
      <style:text-properties fo:color="#000000" style:font-name="Monospace1" officeooo:rsid="00490f8c"/>
    </style:style>
    <style:style style:name="T33" style:family="text">
      <style:text-properties fo:color="#000000" style:font-name="Monospace1" officeooo:rsid="004ab6ef"/>
    </style:style>
    <style:style style:name="T34" style:family="text">
      <style:text-properties fo:color="#000000" style:font-name="Monospace1" officeooo:rsid="004b0a04"/>
    </style:style>
    <style:style style:name="T35" style:family="text">
      <style:text-properties fo:color="#000000" style:font-name="Monospace1" officeooo:rsid="005d9828"/>
    </style:style>
    <style:style style:name="T36" style:family="text">
      <style:text-properties fo:color="#000000" style:font-name="Monospace1" fo:font-weight="normal" officeooo:rsid="005d9828" style:font-weight-asian="normal" style:font-weight-complex="normal"/>
    </style:style>
    <style:style style:name="T37" style:family="text">
      <style:text-properties fo:color="#000000" style:font-name="Monospace1" officeooo:rsid="005e9295"/>
    </style:style>
    <style:style style:name="T38" style:family="text">
      <style:text-properties fo:color="#000000" style:font-name="Monospace1" officeooo:rsid="0064aba0"/>
    </style:style>
    <style:style style:name="T39" style:family="text">
      <style:text-properties fo:color="#000000" style:font-name="Monospace1" officeooo:rsid="00a20c7f"/>
    </style:style>
    <style:style style:name="T40" style:family="text">
      <style:text-properties fo:color="#000000" style:font-name="Monospace1" officeooo:rsid="00a33d31"/>
    </style:style>
    <style:style style:name="T41" style:family="text">
      <style:text-properties fo:color="#000000" style:font-name="Monospace1" officeooo:rsid="00335b34"/>
    </style:style>
    <style:style style:name="T42" style:family="text">
      <style:text-properties fo:color="#6a3e3e" style:font-name="Monospace1"/>
    </style:style>
    <style:style style:name="T43" style:family="text">
      <style:text-properties fo:color="#6a3e3e" style:font-name="Monospace1" fo:font-size="12pt" style:font-size-asian="12pt"/>
    </style:style>
    <style:style style:name="T44" style:family="text">
      <style:text-properties fo:color="#6a3e3e" style:font-name="Monospace1" fo:font-size="12pt" style:font-size-asian="12pt" style:font-size-complex="12pt"/>
    </style:style>
    <style:style style:name="T45" style:family="text">
      <style:text-properties fo:color="#6a3e3e" style:font-name="Monospace1" fo:font-size="12pt" officeooo:rsid="00a9193b" style:font-size-asian="12pt"/>
    </style:style>
    <style:style style:name="T46" style:family="text">
      <style:text-properties fo:color="#6a3e3e" style:font-name="Monospace1" fo:font-size="12pt" style:text-underline-style="solid" style:text-underline-width="auto" style:text-underline-color="font-color" officeooo:rsid="00817d2b" style:font-size-asian="12pt"/>
    </style:style>
    <style:style style:name="T47" style:family="text">
      <style:text-properties fo:color="#6a3e3e" style:font-name="Monospace1" fo:font-size="12pt" style:text-underline-style="solid" style:text-underline-width="auto" style:text-underline-color="font-color" fo:font-weight="normal" officeooo:rsid="009805b0" style:font-size-asian="12pt" style:font-weight-asian="normal" style:font-size-complex="12pt" style:font-weight-complex="normal"/>
    </style:style>
    <style:style style:name="T48" style:family="text">
      <style:text-properties fo:color="#6a3e3e" style:font-name="Monospace1" officeooo:rsid="00a5fa82" fo:background-color="#d4d4d4" loext:char-shading-value="0"/>
    </style:style>
    <style:style style:name="T49" style:family="text">
      <style:text-properties fo:color="#6a3e3e" style:font-name="Monospace1" officeooo:rsid="00335b34"/>
    </style:style>
    <style:style style:name="T50" style:family="text">
      <style:text-properties fo:color="#2a00ff" style:font-name="Monospace1"/>
    </style:style>
    <style:style style:name="T51" style:family="text">
      <style:text-properties fo:color="#2a00ff" style:font-name="Monospace1" fo:font-size="12pt" style:font-size-asian="12pt"/>
    </style:style>
    <style:style style:name="T52" style:family="text">
      <style:text-properties fo:color="#0000c0" style:font-name="Monospace1" fo:font-style="italic" fo:font-weight="bold" style:font-style-asian="italic" style:font-weight-asian="bold"/>
    </style:style>
    <style:style style:name="T53" style:family="text">
      <style:text-properties fo:color="#0000c0" style:font-name="Monospace1" fo:font-size="12pt" fo:font-style="italic" fo:font-weight="bold" style:font-size-asian="12pt" style:font-style-asian="italic" style:font-weight-asian="bold"/>
    </style:style>
    <style:style style:name="T54" style:family="text">
      <style:text-properties fo:color="#0000c0" style:font-name="Monospace1" fo:font-size="12pt" style:text-underline-style="solid" style:text-underline-width="auto" style:text-underline-color="font-color" style:font-size-asian="12pt"/>
    </style:style>
    <style:style style:name="T55" style:family="text">
      <style:text-properties fo:color="#0000c0" style:font-name="Monospace1" fo:font-size="12pt" style:font-size-asian="12pt"/>
    </style:style>
    <style:style style:name="T56" style:family="text">
      <style:text-properties fo:color="#3f7f5f" style:font-name="Monospace1"/>
    </style:style>
    <style:style style:name="T57" style:family="text">
      <style:text-properties fo:color="#3f7f5f" style:font-name="Monospace1" style:text-underline-style="solid" style:text-underline-width="auto" style:text-underline-color="font-color"/>
    </style:style>
    <style:style style:name="T58" style:family="text">
      <style:text-properties fo:color="#3f7f5f" style:font-name="Monospace1" style:text-underline-style="solid" style:text-underline-width="auto" style:text-underline-color="font-color" officeooo:rsid="00200d0f"/>
    </style:style>
    <style:style style:name="T59" style:family="text">
      <style:text-properties fo:color="#3f7f5f" style:font-name="Monospace1" officeooo:rsid="001ff2ba"/>
    </style:style>
    <style:style style:name="T60" style:family="text">
      <style:text-properties fo:color="#3f7f5f" style:font-name="Monospace1" officeooo:rsid="00200d0f"/>
    </style:style>
    <style:style style:name="T61" style:family="text">
      <style:text-properties fo:color="#3f7f5f" style:font-name="Monospace1" fo:font-size="12pt" style:font-size-asian="12pt"/>
    </style:style>
    <style:style style:name="T62" style:family="text">
      <style:text-properties officeooo:rsid="0020bf53"/>
    </style:style>
    <style:style style:name="T63" style:family="text">
      <style:text-properties officeooo:rsid="0024aab6"/>
    </style:style>
    <style:style style:name="T64" style:family="text">
      <style:text-properties fo:color="#7f0055" style:font-name="Monospace1" fo:font-size="12pt" fo:font-weight="bold" style:font-size-asian="12pt" style:font-weight-asian="bold"/>
    </style:style>
    <style:style style:name="T65" style:family="text">
      <style:text-properties fo:color="#7f0055" style:font-name="Monospace1" fo:font-size="12pt" fo:font-weight="bold" style:font-size-asian="12pt" style:font-weight-asian="bold" style:font-size-complex="12pt"/>
    </style:style>
    <style:style style:name="T66" style:family="text">
      <style:text-properties fo:color="#7f0055" style:font-name="Monospace1" fo:font-size="12pt" fo:font-weight="bold" officeooo:rsid="003f24fb" style:font-size-asian="12pt" style:font-weight-asian="bold" style:font-size-complex="12pt"/>
    </style:style>
    <style:style style:name="T67" style:family="text">
      <style:text-properties fo:color="#7f0055" style:font-name="Monospace1" fo:font-size="12pt" fo:font-weight="bold" officeooo:rsid="009805b0" style:font-size-asian="12pt" style:font-weight-asian="bold" style:font-size-complex="12pt" style:font-weight-complex="normal"/>
    </style:style>
    <style:style style:name="T68" style:family="text">
      <style:text-properties fo:color="#7f0055" style:font-name="Monospace1" fo:font-weight="bold" style:font-weight-asian="bold"/>
    </style:style>
    <style:style style:name="T69" style:family="text">
      <style:text-properties fo:color="#7f0055" style:font-name="Monospace1" fo:font-weight="bold" officeooo:rsid="00335b34" style:font-weight-asian="bold"/>
    </style:style>
    <style:style style:name="T70" style:family="text">
      <style:text-properties fo:font-size="12pt" style:font-size-asian="12pt" style:font-size-complex="12pt"/>
    </style:style>
    <style:style style:name="T71" style:family="text">
      <style:text-properties fo:font-size="12pt" officeooo:rsid="0039d147" style:font-size-asian="12pt" style:font-size-complex="12pt"/>
    </style:style>
    <style:style style:name="T72" style:family="text">
      <style:text-properties fo:font-size="12pt" officeooo:rsid="003a437e" style:font-size-asian="12pt" style:font-size-complex="12pt"/>
    </style:style>
    <style:style style:name="T73" style:family="text">
      <style:text-properties fo:font-size="12pt" officeooo:rsid="003c37ab" style:font-size-asian="12pt" style:font-size-complex="12pt"/>
    </style:style>
    <style:style style:name="T74" style:family="text">
      <style:text-properties fo:font-size="12pt" officeooo:rsid="003d773a" style:font-size-asian="12pt" style:font-size-complex="12pt"/>
    </style:style>
    <style:style style:name="T75" style:family="text">
      <style:text-properties fo:font-size="12pt" officeooo:rsid="003f24fb" style:font-size-asian="12pt" style:font-size-complex="12pt"/>
    </style:style>
    <style:style style:name="T76" style:family="text">
      <style:text-properties fo:font-size="12pt" fo:font-weight="bold" style:font-size-asian="12pt" style:font-weight-asian="bold" style:font-size-complex="12pt" style:font-weight-complex="bold"/>
    </style:style>
    <style:style style:name="T77" style:family="text">
      <style:text-properties fo:font-size="12pt" fo:font-weight="normal" style:font-size-asian="12pt" style:font-weight-asian="normal" style:font-size-complex="12pt" style:font-weight-complex="normal"/>
    </style:style>
    <style:style style:name="T78" style:family="text">
      <style:text-properties fo:font-size="12pt" fo:font-weight="normal" officeooo:rsid="003d773a" style:font-size-asian="12pt" style:font-weight-asian="normal" style:font-size-complex="12pt" style:font-weight-complex="normal"/>
    </style:style>
    <style:style style:name="T79" style:family="text">
      <style:text-properties fo:font-size="12pt" fo:font-weight="normal" officeooo:rsid="008d777e" style:font-size-asian="12pt" style:font-weight-asian="normal" style:font-size-complex="12pt" style:font-weight-complex="normal"/>
    </style:style>
    <style:style style:name="T80" style:family="text">
      <style:text-properties fo:font-size="12pt" fo:font-weight="normal" officeooo:rsid="008ffa94" style:font-size-asian="12pt" style:font-weight-asian="normal" style:font-size-complex="12pt" style:font-weight-complex="normal"/>
    </style:style>
    <style:style style:name="T81" style:family="text">
      <style:text-properties fo:font-size="12pt" fo:font-weight="normal" officeooo:rsid="0095cb87" style:font-size-asian="12pt" style:font-weight-asian="normal" style:font-size-complex="12pt" style:font-weight-complex="normal"/>
    </style:style>
    <style:style style:name="T82" style:family="text">
      <style:text-properties fo:font-size="12pt" fo:font-weight="normal" officeooo:rsid="009805b0" style:font-size-asian="12pt" style:font-weight-asian="normal" style:font-size-complex="12pt" style:font-weight-complex="normal"/>
    </style:style>
    <style:style style:name="T83" style:family="text">
      <style:text-properties fo:font-size="12pt" fo:font-weight="normal" officeooo:rsid="009b275f" style:font-size-asian="12pt" style:font-weight-asian="normal" style:font-size-complex="12pt" style:font-weight-complex="normal"/>
    </style:style>
    <style:style style:name="T84" style:family="text">
      <style:text-properties fo:font-size="12pt" fo:font-weight="normal" officeooo:rsid="009eeee7" style:font-size-asian="12pt" style:font-weight-asian="normal" style:font-size-complex="12pt" style:font-weight-complex="normal"/>
    </style:style>
    <style:style style:name="T85" style:family="text">
      <style:text-properties officeooo:rsid="002a3435"/>
    </style:style>
    <style:style style:name="T86" style:family="text">
      <style:text-properties officeooo:rsid="002ed609"/>
    </style:style>
    <style:style style:name="T87" style:family="text">
      <style:text-properties fo:font-weight="normal" style:font-weight-asian="normal" style:font-weight-complex="normal"/>
    </style:style>
    <style:style style:name="T88" style:family="text">
      <style:text-properties fo:font-weight="normal" officeooo:rsid="0066f81f" style:font-weight-asian="normal" style:font-weight-complex="normal"/>
    </style:style>
    <style:style style:name="T89" style:family="text">
      <style:text-properties fo:font-weight="normal" officeooo:rsid="00688c46" style:font-weight-asian="normal" style:font-weight-complex="normal"/>
    </style:style>
    <style:style style:name="T90" style:family="text">
      <style:text-properties fo:font-weight="normal" officeooo:rsid="0069fe94" style:font-weight-asian="normal" style:font-weight-complex="normal"/>
    </style:style>
    <style:style style:name="T91" style:family="text">
      <style:text-properties fo:font-weight="normal" officeooo:rsid="006a3da0" style:font-weight-asian="normal" style:font-weight-complex="normal"/>
    </style:style>
    <style:style style:name="T92" style:family="text">
      <style:text-properties fo:font-weight="normal" officeooo:rsid="006af3cc" style:font-weight-asian="normal" style:font-weight-complex="normal"/>
    </style:style>
    <style:style style:name="T93" style:family="text">
      <style:text-properties fo:font-weight="normal" officeooo:rsid="006db93f" style:font-weight-asian="normal" style:font-weight-complex="normal"/>
    </style:style>
    <style:style style:name="T94" style:family="text">
      <style:text-properties fo:font-weight="normal" officeooo:rsid="0082c14e" style:font-weight-asian="normal" style:font-weight-complex="normal"/>
    </style:style>
    <style:style style:name="T95" style:family="text">
      <style:text-properties fo:font-weight="normal" officeooo:rsid="008487ba" style:font-weight-asian="normal" style:font-weight-complex="normal"/>
    </style:style>
    <style:style style:name="T96" style:family="text">
      <style:text-properties fo:font-weight="normal" officeooo:rsid="0085d664" style:font-weight-asian="normal" style:font-weight-complex="normal"/>
    </style:style>
    <style:style style:name="T97" style:family="text">
      <style:text-properties fo:font-weight="normal" officeooo:rsid="009805b0" style:font-weight-asian="normal" style:font-weight-complex="normal"/>
    </style:style>
    <style:style style:name="T98" style:family="text">
      <style:text-properties officeooo:rsid="0038aff6"/>
    </style:style>
    <style:style style:name="T99" style:family="text">
      <style:text-properties officeooo:rsid="004e5c7c"/>
    </style:style>
    <style:style style:name="T100" style:family="text">
      <style:text-properties officeooo:rsid="005606f6"/>
    </style:style>
    <style:style style:name="T101" style:family="text">
      <style:text-properties officeooo:rsid="0059bacf"/>
    </style:style>
    <style:style style:name="T102" style:family="text">
      <style:text-properties officeooo:rsid="005cc77b"/>
    </style:style>
    <style:style style:name="T103" style:family="text">
      <style:text-properties officeooo:rsid="0065c6bc"/>
    </style:style>
    <style:style style:name="T104" style:family="text">
      <style:text-properties officeooo:rsid="006e6db1"/>
    </style:style>
    <style:style style:name="T105" style:family="text">
      <style:text-properties officeooo:rsid="0076d40d"/>
    </style:style>
    <style:style style:name="T106" style:family="text">
      <style:text-properties fo:color="#3c3c3c" style:font-name="Monospace1" style:text-underline-style="solid" style:text-underline-width="auto" style:text-underline-color="font-color"/>
    </style:style>
    <style:style style:name="T107" style:family="text">
      <style:text-properties style:font-name="Monospace1"/>
    </style:style>
    <style:style style:name="T108" style:family="text">
      <style:text-properties style:font-name="Monospace1" officeooo:rsid="00a434fb"/>
    </style:style>
    <style:style style:name="T109" style:family="text">
      <style:text-properties officeooo:rsid="00b6233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אוספים</text:h>
      <text:p text:style-name="Standard">אוסף הוא מבנה-נתונים שאפשר להכניס לתוכו פריטים, לבדוק איזה פריטים קיימים בו, ולהוציא מתוכו פריטים. <text:span text:style-name="T1">בוודאי שמעתם על סוגים שונים של אוספים, כגון: מערך, תור, עץ בינארי וטבלת גיבוב. יש עוד הרבה סוגים של אוספים עם תכונות שונות. בשפת ג’אבה אפשר לגשת לכולם דרך </text:span><text:span text:style-name="T3">ממשק</text:span><text:span text:style-name="T1"> אחד – הממשק Collection. זוהי דוגמה ליופי בשיטת הממשקים: מגדירים ממשק אחד ומממשים אותו בהרבה דרכים שונות. זה ממשק </text:span><text:span text:style-name="T3">גנרי</text:span><text:span text:style-name="T1"> – יש לו פרמטר-סוג המציין את סוג הפריטים שרוצים שיהיו באוסף. למשל כדי להגדיר משתנה שהוא אוסף של מחרוזות אפשר לכתוב:</text:span></text:p>
      <text:p text:style-name="P68">Collection&lt;String&gt; <text:span text:style-name="T12">c</text:span>;</text:p>
      <text:p text:style-name="Standard">ניתן לאתחל משתנה כזה עם כל אחד מהמימושים של Collection – בהמשך נראה כמה מהם. הפשוט ביותר הוא ArrayList. אפשר <text:span text:style-name="T12">לאתחל את המשתנה שיצרנו קודם כך</text:span>:</text:p>
      <text:p text:style-name="P69">Collection&lt;String&gt; <text:span text:style-name="T12">c</text:span> <text:span text:style-name="T11">= </text:span><text:span text:style-name="T66">new</text:span><text:span text:style-name="T11"> ArrayList&lt;&gt;();</text:span></text:p>
      <text:p text:style-name="Standard">שימו לב, כיוון שהגדרנו את המשתנה כאוסף של מחרוזות, הקומפיילר יודע לבד שהמערך שצריך ליצור הוא מערך של מחרוזות.</text:p>
      <text:p text:style-name="Standard"/>
      <text:p text:style-name="Heading_20_2">מתודות של אוספים</text:p>
      <text:p text:style-name="Standard">המתודות העיקריות של הממשק Collection הן:<text:span text:style-name="T63"> </text:span></text:p>
      <text:p text:style-name="Standard"/>
      <text:p text:style-name="Standard">(א) <text:span text:style-name="T9">מתודות להוספת חפצים – add (הוספת חפץ אחד), addAll (הוספת כל החפצים הנמצאים באוסף אחר). כדי להוסיף הרבה חפצים בבת-אחת בלי ליצור אוסף חדש, אפשר להשתמש במתודה Collections.addAll.</text:span></text:p>
      <text:p text:style-name="Standard"/>
      <text:p text:style-name="Standard">(ב) <text:span text:style-name="T9">מתודות להסרת חפצים – remove (הסרת חפץ אחד), removeAll (הסרת כל החפצים הנמצאים באוסף אחר), retainAll (הסרת כל החפצים </text:span><text:span text:style-name="T4">שאינם </text:span><text:span text:style-name="T10">נמצאים באוסף אחר), clear <text:s/>(הסרת כל החפצים), והכי שווה – removeIf. המתודה האחרונה מקבלת כפרמטר </text:span><text:span text:style-name="T4">פרדיקט</text:span><text:span text:style-name="T10"> (עצם המממש את הממשק Predicate) הקובע איזה חפצים להסיר. לדוגמה:</text:span></text:p>
      <text:p text:style-name="P52"><text:span text:style-name="T13">Collections.</text:span><text:span text:style-name="T14">addAll</text:span><text:span text:style-name="T13">(</text:span><text:span text:style-name="T42">c</text:span><text:span text:style-name="T13">, </text:span><text:span text:style-name="T50">"bcde"</text:span><text:span text:style-name="T13">,</text:span><text:span text:style-name="T50">"abc"</text:span><text:span text:style-name="T13">,</text:span><text:span text:style-name="T50">"cdefg"</text:span><text:span text:style-name="T13">,</text:span><text:span text:style-name="T50">"de"</text:span><text:span text:style-name="T13">);</text:span></text:p>
      <text:p text:style-name="P52"><text:span text:style-name="T42">c</text:span><text:span text:style-name="T13">.removeIf(</text:span><text:span text:style-name="T42">s</text:span><text:span text:style-name="T13">-&gt;</text:span><text:span text:style-name="T42">s</text:span><text:span text:style-name="T13">.length()&gt;=4);</text:span></text:p>
      <text:p text:style-name="P52"><text:span text:style-name="T13">System.</text:span><text:span text:style-name="T52">out</text:span><text:span text:style-name="T13">.println(</text:span><text:span text:style-name="T42">c</text:span><text:span text:style-name="T13">); </text:span><text:span text:style-name="T56">// </text:span><text:span text:style-name="T59">prints </text:span><text:span text:style-name="T60">[</text:span><text:span text:style-name="T57">abc</text:span><text:span text:style-name="T56">, </text:span><text:span text:style-name="T57">de</text:span><text:span text:style-name="T58">]</text:span></text:p>
      <text:p text:style-name="P1"/>
      <text:p text:style-name="P1">(ג) שאילתות – size (כמה <text:s/>חפצים יש באוסף), <text:span text:style-name="T62">isEmpty (האם הוא ריק), contains (האם הוא מכיל חפץ מסויים), containsAll (האם הוא מכיל את כל החפצים באוסף אחר).</text:span></text:p>
      <text:p text:style-name="P1"/>
      <text:p text:style-name="P15">(ד) המרה למערך רגיל. יש שתי מתודות בשם toArray: אחת לא מקבלת שום ארגומנטים ומחזירה מערך של Object – היא לא כל כך נוחה כי נצטרך אחר-כך להמיר כל Object לסוג של העצמים שיש במערך. השימושית יותר מקבלת ארגומנט אחד שהוא מערך מהסוג שאנחנו רוצים ליצור. אם המערך מספיק גדול המתודה תשתמש בו, אחרת המתודה תיצור מערך גדול יותר מאותו סוג. למשל, כדי להעתיק אוסף של מחרוזות למערך נשתמש ב:</text:p>
      <text:p text:style-name="P55"><text:span text:style-name="T16">String[] </text:span><text:span text:style-name="T44">a</text:span><text:span text:style-name="T16"> = </text:span><text:span text:style-name="T44">c</text:span><text:span text:style-name="T16">.toArray(</text:span><text:span text:style-name="T65">new</text:span><text:span text:style-name="T16"> String[0]);</text:span></text:p>
      <text:p text:style-name="P2"/>
      <text:p text:style-name="P3">(<text:span text:style-name="T98">ה</text:span>) <text:span text:style-name="T85">מעבר על הפריטים במערך – המתודות iterator, stream, parallelStream, spliterator. בשיעור זה נתמקד בפשוט ביותר – </text:span><text:span text:style-name="T5">איטרטור </text:span><text:span text:style-name="T85">(iterator). </text:span></text:p>
      <text:p text:style-name="P3"/>
      <text:p text:style-name="P6"><text:soft-page-break/>(ו) בנוסף למתודות של Collection, ישנם אלגוריתמים רבים שאפשר לבצע בעזרת מתודות סטטיות של המחלקה <text:span text:style-name="T2">Collections</text:span><text:span text:style-name="T87">, למשל: disjoint – בדיקה האם שני אוספים הם זרים; frequency – ספירה כמה פעמים פריט מסויים מופיע באוסף, ועוד. לפרטים ראו בדף הממשק Collections בתיעוד של ג’אבה.</text:span></text:p>
      <text:p text:style-name="P85">איטרטורים</text:p>
      <text:p text:style-name="P4">איטרטור הוא גם-כן ממשק. יש לו שלוש מתודות עיקריות: </text:p>
      <text:list xml:id="list4617188865821936376" text:style-name="L1">
        <text:list-item>
          <text:p text:style-name="P91">hasNext – האם יש עוד פריטים באוסף?</text:p>
        </text:list-item>
        <text:list-item>
          <text:p text:style-name="P91">next – התקדם והחזר את הפריט הבא באוסף;</text:p>
        </text:list-item>
        <text:list-item>
          <text:p text:style-name="P91">remove – הסר את הפריט האחרון שהוחזר על-ידי next.</text:p>
        </text:list-item>
      </text:list>
      <text:p text:style-name="P5">לדוגמה, <text:span text:style-name="T86">הקטע הבא מסיר את כל המחרוזות שאורכן לפחות 4:</text:span></text:p>
      <text:p text:style-name="P5"/>
      <text:p text:style-name="P54"><text:span text:style-name="T68">for</text:span><text:span text:style-name="T13"> (Iterator&lt;String&gt; </text:span><text:span text:style-name="T42">i</text:span><text:span text:style-name="T13"> = </text:span><text:span text:style-name="T42">c</text:span><text:span text:style-name="T13">.iterator(); </text:span><text:span text:style-name="T42">i</text:span><text:span text:style-name="T13">.hasNext(); ) {</text:span></text:p>
      <text:p text:style-name="P18"><text:span text:style-name="T13"><text:tab/>String </text:span><text:span text:style-name="T42">s</text:span><text:span text:style-name="T13"> = </text:span><text:span text:style-name="T42">i</text:span><text:span text:style-name="T13">.next();</text:span></text:p>
      <text:p text:style-name="P18"><text:span text:style-name="T13"><text:tab/></text:span><text:span text:style-name="T68">if</text:span><text:span text:style-name="T13"> (</text:span><text:span text:style-name="T42">s</text:span><text:span text:style-name="T13">.length()&gt;=4) </text:span><text:span text:style-name="T42">i</text:span><text:span text:style-name="T13">.remove();</text:span></text:p>
      <text:p text:style-name="P27">}</text:p>
      <text:p text:style-name="P70">במקרה זה כמובן עדיף להשתמש במתודת removeIf שראינו קודם – היא עושה אותו דבר בשורה אחת במקום ארבע.</text:p>
      <text:p text:style-name="P70"/>
      <text:p text:style-name="Quotations"><text:span text:style-name="T2">חידה</text:span>: מצאו בעיה שכדי לפתור אותה חייבים להשתמש ב-remove ואי אפשר להשתמש בremoveIf.</text:p>
      <text:p text:style-name="P70"/>
      <text:p text:style-name="P71">אם רוצים רק לעבור על הפריטים באוסף בלי להסיר אותם, אפשר להשתמש בתחביר מקוצר:</text:p>
      <text:p text:style-name="P53"><text:span text:style-name="T69">for</text:span><text:span text:style-name="T41"> (String </text:span><text:span text:style-name="T49">s</text:span><text:span text:style-name="T41">: </text:span><text:span text:style-name="T49">c</text:span><text:span text:style-name="T41">) {</text:span></text:p>
      <text:p text:style-name="P66"><text:span text:style-name="T107"><text:tab/></text:span><text:span text:style-name="T108">System.out.println(s);</text:span></text:p>
      <text:p text:style-name="P27">}</text:p>
      <text:p text:style-name="P30"><text:span text:style-name="T13">מאחרי הקלעים, הקומפיילר החכם של ג’אבה מתרגם את הלולאה הזו ללולאה דומה לקודמת – הוא יוצר איטרטור מהאוסף c, מריץ אותו כל עוד hasNext מחזיר "אמת", ובכל הרצה שם במשתנה s את הערך של next. <text:s/>כיוון שהאיטרטור עצמו נמצא </text:span><text:span text:style-name="T39">רק </text:span><text:span text:style-name="T13">מאחרי הקלעים, אי אפשר לבצע remove בתחביר המקוצר.</text:span></text:p>
      <text:p text:style-name="P31"><text:span text:style-name="T25">שימו לב</text:span><text:span text:style-name="T13">: התחביר המקוצר פועל אוטומטית עבור כל מחלקה שמממשת את הממשק Iterable. הממשק Collection מרחיב (=יורש) את הממשק Iterable ולכן התחביר הזה פועל גם על כל האוספים.</text:span></text:p>
      <text:p text:style-name="P44"/>
      <text:p text:style-name="P36"><text:span text:style-name="T13">יש תחביר עוד יותר מקוצר למעבר על אוספים – הוא משתמש במתודה forEach המקבלת כקלט עצם המממש את הממשק Consumer; זה נשמע מסובך אבל </text:span><text:span text:style-name="T40">למעשה </text:span><text:span text:style-name="T13">זה פשוט:</text:span></text:p>
      <text:p text:style-name="P20"><text:span text:style-name="T42">c</text:span><text:span text:style-name="T13">.</text:span><text:span text:style-name="T106">forEach</text:span><text:span text:style-name="T13">( </text:span><text:span text:style-name="T48">s</text:span><text:span text:style-name="T13"> -&gt; System.</text:span><text:span text:style-name="T52">out</text:span><text:span text:style-name="T13">.println(</text:span><text:span text:style-name="T48">s</text:span><text:span text:style-name="T13">) );</text:span></text:p>
      <text:p text:style-name="P45"/>
      <text:p text:style-name="P86">קבוצות</text:p>
      <text:p text:style-name="P74"><text:span text:style-name="T70">לממשק Collection ישנם כמה ממשקים שמרחיבים אותו (=יורשים ממנו), ולכל אחד מהם יש </text:span><text:span text:style-name="T71">כמה מימושים. <text:s/>כדאי להכיר אותם כדי שנדע לבחור את המימוש המתאים לכל מצב.</text:span></text:p>
      <text:p text:style-name="P72"/>
      <text:p text:style-name="P75"><text:span text:style-name="T70">הממשק Set מציין </text:span><text:span text:style-name="T76">קבוצה </text:span><text:span text:style-name="T70">– שבה כל פריט מופיע לכל היותר פעם אחת. </text:span><text:span text:style-name="T74">גם </text:span><text:span text:style-name="T72">אם מוסיפים את אותו פריט </text:span><text:span text:style-name="T73">כמה פעמים, </text:span><text:span text:style-name="T74">עדיין יישאר רק עותק אחד. המימושים נבדלים ביניהם בסדר שבו הפריטים מופיעים בקבוצה: במימוש HashSet הסדר הוא שרירותי, במימוש LinkedHashSet הסדר הוא אותו הסדר שבו הוכנסו הפריטים לקבוצה, ובמימוש TreeSet הסדר הוא הסדר ה"טבעי" של הפריטים – הסדר </text:span><text:soft-page-break/><text:span text:style-name="T74">שנקבע ע"י המתודה compareTo של הפריטים או ע"י עצם מסוג Comparator המועבר לבנאי. לדוגמה, </text:span><text:span text:style-name="T75">נניח שיש לנו מתודה כזאת:</text:span></text:p>
      <text:p text:style-name="P56"><text:span text:style-name="T68">static</text:span><text:span text:style-name="T13"> </text:span><text:span text:style-name="T68">void</text:span><text:span text:style-name="T13"> testAdd(Collection&lt;Integer&gt; </text:span><text:span text:style-name="T42">c</text:span><text:span text:style-name="T13">) {</text:span></text:p>
      <text:p text:style-name="P22"><text:span text:style-name="T13"><text:tab/>Collections.</text:span><text:span text:style-name="T14">addAll</text:span><text:span text:style-name="T13">(</text:span><text:span text:style-name="T42">c</text:span><text:span text:style-name="T13">, 10, 90, 20, 80, 30, 70, 40, 60, 50, 50);</text:span></text:p>
      <text:p text:style-name="P23"><text:span text:style-name="T13"><text:tab/>System.</text:span><text:span text:style-name="T52">out</text:span><text:span text:style-name="T13">.println(</text:span><text:span text:style-name="T42">c</text:span><text:span text:style-name="T13">);</text:span></text:p>
      <text:p text:style-name="P29">}</text:p>
      <text:p text:style-name="P32"><text:span text:style-name="T13">ואנחנו מריצים אותה </text:span><text:span text:style-name="T28">ארבע</text:span><text:span text:style-name="T13"> פעמים:</text:span></text:p>
      <text:p text:style-name="P19"><text:span text:style-name="T14">testPrint</text:span><text:span text:style-name="T13">(</text:span><text:span text:style-name="T68">new</text:span><text:span text:style-name="T13"> HashSet&lt;&gt;()); </text:span></text:p>
      <text:p text:style-name="P18"><text:span text:style-name="T14">testPrint</text:span><text:span text:style-name="T13">(</text:span><text:span text:style-name="T68">new</text:span><text:span text:style-name="T13"> LinkedHashSet&lt;Integer&gt;()); </text:span></text:p>
      <text:p text:style-name="P18"><text:span text:style-name="T14">testPrint</text:span><text:span text:style-name="T13">(</text:span><text:span text:style-name="T68">new</text:span><text:span text:style-name="T13"> TreeSet&lt;Integer&gt;());</text:span></text:p>
      <text:p text:style-name="P18"><text:span text:style-name="T14">testPrint</text:span><text:span text:style-name="T13">(</text:span><text:span text:style-name="T68">new</text:span><text:span text:style-name="T13"> TreeSet&lt;Integer&gt;((</text:span><text:span text:style-name="T42">x</text:span><text:span text:style-name="T13">,</text:span><text:span text:style-name="T42">y</text:span><text:span text:style-name="T13">)-&gt;</text:span><text:span text:style-name="T42">y</text:span><text:span text:style-name="T13">-</text:span><text:span text:style-name="T42">x</text:span><text:span text:style-name="T13">));</text:span></text:p>
      <text:p text:style-name="P27"/>
      <text:p text:style-name="P33"><text:span text:style-name="T13">בכל הפעמים נקבל את אותם פריטים – המספר 50 יופיע רק פעם אחת </text:span><text:span text:style-name="T33">למרות שהכנסנו אותו פעמיים</text:span><text:span text:style-name="T13">. אבל בפעם הראשונה סדר ההדפסה יהיה </text:span><text:span text:style-name="T28">שרירותי ולא צפוי מראש, בפעם השניה נראה 10, 90, 20, 80… לפי סדר ההכנסה, בפעם השלישית נקבל 10, 20, 30… </text:span><text:span text:style-name="T29">ובפעם הרביעית נקבל סדר הפוך 90, 80, 70…</text:span></text:p>
      <text:p text:style-name="P46"/>
      <text:p text:style-name="P35"><text:span text:style-name="T29">ל</text:span><text:span text:style-name="T13">מחלקה TreeSet יש עוד כמה מתודות שקשורות לסדר – אפשר לקבל את הפריט הראשון בקבוצה לפי הסדר הטבעי (first), האחרון (last), כל הפריטים לפני פריט מסויים (headSet), אחרי פריט מסויים (tailSet), בין שני פריטים (subSet), ועוד; ראו בתיעוד.</text:span></text:p>
      <text:p text:style-name="P47"/>
      <text:p text:style-name="P34"><text:span text:style-name="T29">ל</text:span><text:span text:style-name="T13">מה בכלל צריך את HashSet אם סדר </text:span><text:span text:style-name="T34">הפריטים</text:span><text:span text:style-name="T13"> לא צפוי מראש? התשובה היא </text:span><text:span text:style-name="T25">מהירות</text:span><text:span text:style-name="T13">. המבנה HashSet ממומש ע"י טבלת גיבוב (</text:span><text:span text:style-name="T30">Hash table) המאפשרת הכנסת פריטים ובדיקת הימצאות של פריטים בזמן כמעט קבוע O(1), בעוד שהמבנה TreeSet ממומש ע"י עץ בינארי מאוזן שבו כל פעולה דורשת זמן O(log(n)) כאשר n הוא מספר הפריטים בעץ. </text:span><text:span text:style-name="T31">המבנה LinkedHashSet ממומש ע"י טבלת גיבוב בתוספת קישורים בין הפריטים, </text:span><text:span text:style-name="T32">הוא דורש יותר זיכרון מ-HashSet. כדאי להכיר את התכונות של כל מימוש כדי לבחור את המימוש המתאים.</text:span></text:p>
      <text:p text:style-name="P48"/>
      <text:p text:style-name="Quotations"><text:span text:style-name="T27">ח</text:span><text:span text:style-name="T25">ידה</text:span><text:span text:style-name="T13">: </text:span><text:span text:style-name="T35">נתונות שתי קבוצות a,b. איך תחשבו </text:span><text:span text:style-name="T37">בג’אבה </text:span><text:span text:style-name="T35">את </text:span><text:span text:style-name="T26">האיחוד</text:span><text:span text:style-name="T35"> שלהן? את </text:span><text:span text:style-name="T26">החיתוך</text:span><text:span text:style-name="T35"> שלהן? את </text:span><text:span text:style-name="T26">ההפרש </text:span><text:span text:style-name="T36">ביניהן?</text:span></text:p>
      <text:p text:style-name="Heading_20_2"><text:span text:style-name="T32">ר</text:span><text:span text:style-name="T13">שימות</text:span></text:p>
      <text:p text:style-name="Standard">הממשק List מציין <text:span text:style-name="T2">רשימה</text:span> – <text:span text:style-name="T99">שבה כל פריט יכול להופיע כמה פעמים, ולכל פריט יש מיקום (אינדקס). סדר הפריטים הוא סדר ההכנסה, אבל אפשר גם לבצע פעולות על פריטים באמצע הרשימה לפי אינדקס מסויים – להוסיף (add), לשנות (set), לקרוא (get) ולהסיר (remove) ולמצוא את האינדקס של פריט מסויים (indexOf). <text:s text:c="2"/>המימושים העיקריים של הממשק List הם ArrayList ו-LinkedList. <text:s/>ההבדל ביניהם הוא בזמן הביצוע של פעולות שונות: ArrayList מאפשר לגשת לאינדקס מסויים במהירות, אבל הסרה או הוספה עלולים לקחת הרבה זמן; ב-LinkedList לוקח זמן להגיע לאינדקס מסויים, אבל אחרי שמגיעים לשם, הסרה או הוספה הם מהירים.</text:span></text:p>
      <text:p text:style-name="Standard"/>
      <text:p text:style-name="P7">יש הרבה <text:span text:style-name="T100">אלגוריתמים שאפשר לבצע על רשימות. אפשר לסדר רשימות (sort) לפי סדר כלשהו הנתון ע”י Comparator. <text:s/>למשל, אם המשתנה c הוגדר ע"י List&lt;String&gt; c, אז אפשר לסדר את המחרוזות בסדר עולה של אורך (מהקצרה לארוכה) ע"י:</text:span></text:p>
      <text:p text:style-name="P57"><text:span text:style-name="T43">c</text:span><text:span text:style-name="T15">.</text:span><text:span text:style-name="T19">sort</text:span><text:span text:style-name="T15">((</text:span><text:span text:style-name="T43">x</text:span><text:span text:style-name="T15">,</text:span><text:span text:style-name="T43">y</text:span><text:span text:style-name="T15">)-&gt;</text:span><text:span text:style-name="T43">x</text:span><text:span text:style-name="T15">.length()-</text:span><text:span text:style-name="T43">y</text:span><text:span text:style-name="T15">.length());</text:span></text:p>
      <text:p text:style-name="P9">אפשר גם לבצע פעולה כלשהי על כל פריט ברשימה (replaceAll). למשל, <text:span text:style-name="T101">אפשר להכפיל כל מחרוזת ברשימה ע"י:</text:span></text:p>
      <text:p text:style-name="P58"><text:span text:style-name="T43">c</text:span><text:span text:style-name="T15">.replaceAll(</text:span><text:span text:style-name="T43">x</text:span><text:span text:style-name="T15"> -&gt; </text:span><text:span text:style-name="T43">x</text:span><text:span text:style-name="T15">+</text:span><text:span text:style-name="T43">x</text:span><text:span text:style-name="T15">);</text:span></text:p>
      <text:p text:style-name="P10"/>
      <text:p text:style-name="P10"><text:soft-page-break/>בעזרת מתודות סטטיות של Collections, אפשר <text:span text:style-name="T102">לבצע חיפוש בינארי על רשימה בהנחה שהיא כבר מסודרת (binarySearch), לחפש תת-רשימה בתוך רשימה נתונה (indexOfSubList), למלא רשימה בעותקים של פריט מסויים (fill), להעתיק רשימה לרשימה (copy), לסובב רשימה (rotate), להפוך רשימה (reverse), ולערבב רשימה בסדר אקראי (shuffle) – חשוב במיוחד לתיכנות משחקי קלפים… </text:span></text:p>
      <text:p text:style-name="P10"/>
      <text:p text:style-name="P87"><text:span text:style-name="T13">תורים </text:span><text:span text:style-name="T38">ומחסניות</text:span></text:p>
      <text:p text:style-name="P11">הממשק Queue מציין <text:span text:style-name="T2">תור</text:span> – אפשר להכניס פריטים לסוף התור ע"י add ולהוציא פריטים מראש התור ע"י remove, הם ייצאו באותו סדר שבו נכנסו. </text:p>
      <text:p text:style-name="P11"/>
      <text:p text:style-name="P11">הממשק Deque מרחיב אותו ל<text:span text:style-name="T2">תור דו כיווני</text:span> – אפשר להכניס פריטים גם בראש התור ע"י push. <text:span text:style-name="T103">כך </text:span>אפשר להשתמש בממשק זה <text:span text:style-name="T103">כמחסנית – להכניס ע"י push ולהוציא ע"י pop (שהוא זהה ל-remove). <text:s/>המימוש העיקרי של ממשק זה הוא ArrayDeque.</text:span></text:p>
      <text:p text:style-name="P11"/>
      <text:p text:style-name="P12">מימוש נוסף לממשק Queue הוא PriorityQueue המציין <text:span text:style-name="T2">תור עדיפויות</text:span><text:span text:style-name="T87">: מכניסים פריטים לתור ע"י add ומוציאים אותם ע"י remove, והם יצאו לפי הסדר הטבעי שלהם – הקטן ביותר ייצא ראשון. </text:span><text:span text:style-name="T88">כמו ב TreeSet, גם כאן אנחנו יכולים לספק סדר שונה ע"י Comparator. </text:span></text:p>
      <text:p text:style-name="P16"/>
      <text:p text:style-name="P12"><text:span text:style-name="T6">שימו לב</text:span><text:span text:style-name="T89">: הפריטים בתור-עדיפויות לא נשמרים בצורה מסודרת – הם רק יוצאים לפי הסדר. </text:span><text:span text:style-name="T90">אם חשוב לכם שהפריטים יישמרו בצורה מסודרת, השתמשו ב TreeSet. <text:s/>אם אתם רוצים גם לאפשר ערכים כפולים </text:span><text:span text:style-name="T91">באותו אוסף </text:span><text:span text:style-name="T90">– אתם צריכים MultiSet. כרגע אין דבר כזה בשפת ג’אבה; </text:span><text:span text:style-name="T92">תצטרכו לממש לבד או </text:span><text:span text:style-name="T93">לחפש </text:span><text:span text:style-name="T92">חבילת קוד פתוח שיש בה MultiSet</text:span><text:span text:style-name="T93">.</text:span></text:p>
      <text:p text:style-name="P8"/>
      <text:p text:style-name="P89">מפה</text:p>
      <text:p text:style-name="P14">הממשק Map מציין <text:span text:style-name="T2">מפה</text:span><text:span text:style-name="T87">, </text:span><text:span text:style-name="T94">שהיא התאמה בין מפתחות לערכים. </text:span><text:span text:style-name="T95">בניגוד לשאר האוספים, למפה </text:span><text:span text:style-name="T96">יש שני פרמטרי סוג – סוג המפתח וסוג הערך. למשל, אפשר להגדיר משתנה הממפה מחרוזות למספרים (שימוש אפשרי: ספר טלפונים):</text:span></text:p>
      <text:p text:style-name="P50"><text:span text:style-name="T20">Map&lt;String,Integer&gt; </text:span><text:span text:style-name="T46">phoneBook</text:span><text:span text:style-name="T15"> = </text:span><text:span text:style-name="T64">new</text:span><text:span text:style-name="T15"> HashMap&lt;&gt;();</text:span></text:p>
      <text:p text:style-name="P77"><text:span text:style-name="T78">ב</text:span><text:span text:style-name="T77">מפה, כל מפתח יכול להופיע פעם אחת בלבד. <text:s text:c="2"/></text:span><text:span text:style-name="T78">ה</text:span><text:span text:style-name="T77">מימושים השונים של מפה נבדלים בסדר שבו מופיעים המפתחות במפה, <text:s/>והם מקבילים למימושים השונים של קבוצה: </text:span><text:span text:style-name="T78">במימוש </text:span><text:span text:style-name="T22">HashMap</text:span><text:span text:style-name="T78"> הסדר הוא שרירותי, במימוש </text:span><text:span text:style-name="T21">LinkedH</text:span><text:span text:style-name="T22">ashMap</text:span><text:span text:style-name="T78"> הסדר הוא אותו הסדר שבו הוכנסו הפריטים לקבוצה, ובמימוש </text:span><text:span text:style-name="T21">Tree</text:span><text:span text:style-name="T22">Map</text:span><text:span text:style-name="T78"> הסדר הוא הסדר ה"טבעי" של הפריטים – הסדר שנקבע ע"י המתודה compareTo של הפריטים או ע"י עצם מסוג Comparator המועבר לבנאי.</text:span></text:p>
      <text:p text:style-name="P73"/>
      <text:p text:style-name="P78"><text:span text:style-name="T77">למפה נכנסים רק בזוגות של מפתח+ערך. כדי להכניס זוג משתמשים </text:span><text:span text:style-name="T79">ב-put; אם קוראים לה פעמיים עם אותו מפתח, רק הערך השני יתעדכן. </text:span><text:span text:style-name="T80">אפשר גם להשתמש ב-putIfAbsent; אם קוראים לה פעמיים עם אותו מפתח, הערך הראשון יישאר. <text:s/></text:span><text:span text:style-name="T79">כדי לקרוא את הערך המתאים למפתח מסויים משתמשים ב-get; </text:span><text:span text:style-name="T81">אם הערך לא קיים יוחזר null. אפשר גם להשתמש בgetOrDefault ולהעביר ערך ברירת-מחדל שונה מ-null. </text:span><text:span text:style-name="T79">לדוגמה:</text:span></text:p>
      <text:p text:style-name="P51"><text:span text:style-name="T43">phoneBook</text:span><text:span text:style-name="T15">.put(</text:span><text:span text:style-name="T51">"Erel"</text:span><text:span text:style-name="T15">, 12);</text:span></text:p>
      <text:p text:style-name="P17"><text:span text:style-name="T43">phoneBook</text:span><text:span text:style-name="T15">.put(</text:span><text:span text:style-name="T51">"Galya"</text:span><text:span text:style-name="T15">, 34);</text:span></text:p>
      <text:p text:style-name="P17"><text:span text:style-name="T43">phoneBook</text:span><text:span text:style-name="T15">.put(</text:span><text:span text:style-name="T51">"Erel"</text:span><text:span text:style-name="T15">, 56);</text:span></text:p>
      <text:p text:style-name="P17"><text:span text:style-name="T43">phoneBook</text:span><text:span text:style-name="T15">.putIfAbsent(</text:span><text:span text:style-name="T51">"Galya"</text:span><text:span text:style-name="T15">, 78);</text:span></text:p>
      <text:p text:style-name="P17"><text:span text:style-name="T15">System.</text:span><text:span text:style-name="T53">out</text:span><text:span text:style-name="T15">.println(</text:span><text:span text:style-name="T43">phoneBook</text:span><text:span text:style-name="T15">.get(</text:span><text:span text:style-name="T51">"Erel"</text:span><text:span text:style-name="T15">)); </text:span><text:span text:style-name="T61">// 56</text:span></text:p>
      <text:p text:style-name="P17"><text:soft-page-break/><text:span text:style-name="T15">System.</text:span><text:span text:style-name="T53">out</text:span><text:span text:style-name="T15">.println(</text:span><text:span text:style-name="T43">phoneBook</text:span><text:span text:style-name="T15">.get(</text:span><text:span text:style-name="T51">"Galya"</text:span><text:span text:style-name="T15">)); </text:span><text:span text:style-name="T61">// 34</text:span></text:p>
      <text:p text:style-name="P17"><text:span text:style-name="T15">System.</text:span><text:span text:style-name="T53">out</text:span><text:span text:style-name="T15">.println(</text:span><text:span text:style-name="T43">phoneBook</text:span><text:span text:style-name="T15">.get(</text:span><text:span text:style-name="T51">"xyz"</text:span><text:span text:style-name="T15">)); </text:span><text:span text:style-name="T61">// null</text:span></text:p>
      <text:p text:style-name="P17"><text:span text:style-name="T15">System.</text:span><text:span text:style-name="T53">out</text:span><text:span text:style-name="T15">.println(</text:span><text:span text:style-name="T43">phoneBook</text:span><text:span text:style-name="T15">.getOrDefault(</text:span><text:span text:style-name="T51">"xyz"</text:span><text:span text:style-name="T15">,99)); </text:span><text:span text:style-name="T61">// 99</text:span></text:p>
      <text:p text:style-name="P21"/>
      <text:p text:style-name="P79"><text:span text:style-name="T77">למפה יש מתודות יותר מתוחכמות, המאפשרות </text:span><text:span text:style-name="T82">לבצע חישובים כלשהם על ערכים. למשל, המתודה merge מקבלת מפתח, ערך, ופונקציה בין שני ערכים. היא משתמשת בפונקציה כדי למזג את הערך החדש עם הערך הקיים. <text:s/>שימוש אפשרי ל-merge הוא עבור מפה שסופרת. לדוגמה, נניח שאנחנו רוצים לספור כמה פעמים מופיעה כל מילה בקובץ מסויים. אנחנו יוצרים מפה בין מחרוזות למספרים:</text:span></text:p>
      <text:p text:style-name="P60"><text:span text:style-name="T82"><text:s/></text:span><text:span text:style-name="T23">Map&lt;String,Integer&gt; </text:span><text:span text:style-name="T47">counter</text:span><text:span text:style-name="T24"> = </text:span><text:span text:style-name="T67">new</text:span><text:span text:style-name="T24"> HashMap&lt;&gt;();</text:span></text:p>
      <text:p text:style-name="P76"><text:span text:style-name="T97">עכשיו, כשרואים </text:span><text:span text:style-name="T82">מחרוזת חדשה, אנחנו רוצים להוסיף אותה למונה עם מספר 1, אבל אם המחרוזת כבר קיימת אנחנו רוצים להוסיף 1 לערך הקיים. פתרון אפשרי הוא </text:span><text:span text:style-name="T83">לבצע לכל מילה:</text:span></text:p>
      <text:p text:style-name="P63">counter.merge(word, 1, (x,y)→x+y )</text:p>
      <text:p text:style-name="P81"/>
      <text:p text:style-name="P82">איך עוברים על כל הפריטים במפה? יש כמה דרכים:</text:p>
      <text:p text:style-name="P82">(א) אם רוצים לעבור רק על המפתחות, אפשר להשתמש במתודה keySet:</text:p>
      <text:p text:style-name="P61"><text:span text:style-name="T64">for</text:span><text:span text:style-name="T15"> (String </text:span><text:span text:style-name="T43">k</text:span><text:span text:style-name="T15">: </text:span><text:span text:style-name="T43">phoneBook</text:span><text:span text:style-name="T15">.keySet())</text:span></text:p>
      <text:p text:style-name="P17"><text:span text:style-name="T15"><text:tab/>System.</text:span><text:span text:style-name="T53">out</text:span><text:span text:style-name="T15">.println(</text:span><text:span text:style-name="T43">k</text:span><text:span text:style-name="T15">+</text:span><text:span text:style-name="T51">" === "</text:span><text:span text:style-name="T15">+</text:span><text:span text:style-name="T43">phoneBook</text:span><text:span text:style-name="T15">.get(</text:span><text:span text:style-name="T43">k</text:span><text:span text:style-name="T15">));</text:span></text:p>
      <text:p text:style-name="P64"/>
      <text:p text:style-name="P80"><text:span text:style-name="T77">(</text:span><text:span text:style-name="T84">ב</text:span><text:span text:style-name="T77">) אם רוצים לעבור רק על </text:span><text:span text:style-name="T84">הערכים, אפשר להשתמש במתודה values;</text:span></text:p>
      <text:p text:style-name="P80"><text:span text:style-name="T84">(ג) אם רוצים לעבור על המפתחות והערכים בו זמנית, אפשר להשתמש במתודה entrySet</text:span><text:span text:style-name="T77">:</text:span></text:p>
      <text:p text:style-name="P62"><text:span text:style-name="T64">for</text:span><text:span text:style-name="T15"> (Map.Entry&lt;String,Integer&gt; </text:span><text:span text:style-name="T45">e</text:span><text:span text:style-name="T15">: </text:span><text:span text:style-name="T43">phoneBook</text:span><text:span text:style-name="T15">.entrySet())</text:span></text:p>
      <text:p text:style-name="P17"><text:span text:style-name="T15"><text:tab/>System.</text:span><text:span text:style-name="T53">out</text:span><text:span text:style-name="T15">.println(</text:span><text:span text:style-name="T45">e</text:span><text:span text:style-name="T15">.getKey()+</text:span><text:span text:style-name="T51">" === "</text:span><text:span text:style-name="T15">+</text:span><text:span text:style-name="T45">e</text:span><text:span text:style-name="T15">.getValue());</text:span></text:p>
      <text:p text:style-name="P43"><text:span text:style-name="T17">(ד) הדרך הכי קצרה </text:span><text:span text:style-name="T18">(ויפה, לדעתי) </text:span><text:span text:style-name="T17">היא </text:span><text:span text:style-name="T15">להשתמש בforEach :</text:span></text:p>
      <text:p text:style-name="P26"><text:span text:style-name="T43">phoneBook</text:span><text:span text:style-name="T15">.forEach( (</text:span><text:span text:style-name="T43">k</text:span><text:span text:style-name="T15">,</text:span><text:span text:style-name="T43">v</text:span><text:span text:style-name="T15">) -&gt; System.</text:span><text:span text:style-name="T53">out</text:span><text:span text:style-name="T15">.println(</text:span><text:span text:style-name="T43">k</text:span><text:span text:style-name="T15">+</text:span><text:span text:style-name="T51">" === "</text:span><text:span text:style-name="T15">+</text:span><text:span text:style-name="T43">v</text:span><text:span text:style-name="T15">) );</text:span></text:p>
      <text:p text:style-name="P65"/>
      <text:p text:style-name="P88"><text:span text:style-name="T38">מ</text:span><text:span text:style-name="T13">בטים</text:span></text:p>
      <text:p text:style-name="P84"><text:span text:style-name="T104">אחד הדברים היפים בממשק Collection הוא שאפשר לממש אותו בצורה "קלילה" בלי לשמור את כל הפריטים בזיכרון. אוסף כזה נקרא גם </text:span><text:span text:style-name="T7">מבט </text:span><text:span text:style-name="T104">(view). למשל, אפשר ליצור מבט המייצג את כל המספרים השלמים בין שני מספרים נתונים:</text:span></text:p>
      <text:p text:style-name="P59"><text:span text:style-name="T64">public</text:span><text:span text:style-name="T15"> </text:span><text:span text:style-name="T64">class</text:span><text:span text:style-name="T15"> Range </text:span><text:span text:style-name="T64">implements</text:span><text:span text:style-name="T15"> Collection&lt;Integer&gt; {</text:span></text:p>
      <text:p text:style-name="P17"><text:span text:style-name="T15"><text:tab/></text:span><text:span text:style-name="T64">private</text:span><text:span text:style-name="T15"> </text:span><text:span text:style-name="T64">int</text:span><text:span text:style-name="T15"> </text:span><text:span text:style-name="T54">from</text:span><text:span text:style-name="T15">;</text:span></text:p>
      <text:p text:style-name="P17"><text:span text:style-name="T15"><text:tab/></text:span><text:span text:style-name="T64">private</text:span><text:span text:style-name="T15"> </text:span><text:span text:style-name="T64">int</text:span><text:span text:style-name="T15"> </text:span><text:span text:style-name="T54">to</text:span><text:span text:style-name="T15">;</text:span></text:p>
      <text:p text:style-name="P17"><text:span text:style-name="T15"><text:tab/></text:span><text:span text:style-name="T64">public</text:span><text:span text:style-name="T15"> Range(</text:span><text:span text:style-name="T64">int</text:span><text:span text:style-name="T15"> </text:span><text:span text:style-name="T43">from</text:span><text:span text:style-name="T15">, </text:span><text:span text:style-name="T64">int</text:span><text:span text:style-name="T15"> </text:span><text:span text:style-name="T43">to</text:span><text:span text:style-name="T15">) {</text:span></text:p>
      <text:p text:style-name="P17"><text:span text:style-name="T15"><text:tab/><text:tab/></text:span><text:span text:style-name="T64">this</text:span><text:span text:style-name="T15">.</text:span><text:span text:style-name="T55">from</text:span><text:span text:style-name="T15"> = </text:span><text:span text:style-name="T43">from</text:span><text:span text:style-name="T15">;</text:span></text:p>
      <text:p text:style-name="P17"><text:span text:style-name="T15"><text:tab/><text:tab/></text:span><text:span text:style-name="T64">this</text:span><text:span text:style-name="T15">.</text:span><text:span text:style-name="T55">to</text:span><text:span text:style-name="T15"> = </text:span><text:span text:style-name="T43">to</text:span><text:span text:style-name="T15">;</text:span></text:p>
      <text:p text:style-name="P28"><text:tab/>}</text:p>
      <text:p text:style-name="P24">}</text:p>
      <text:p text:style-name="P37">אין צורך לשמור את כל המספרים בזיכרון – מספיק לשמור את שני הקצוות ולכתוב מימוש לכל המתודות של הממשק. <text:s text:c="2"/>אם אתם עובדים באקליפס ותעתיקו לשם את הקוד למעלה, תראו שאקליפס מסמן לכם קו אדום המציין שגיאת קומפילציה – השגיאה היא שלא מימשתם את כל המתודות של הממשק Collection. <text:s/>אקליפס מאפשר לכם להוסיף את כל המתודות הללו בלחיצת כפתור; לכם נשאר רק לכתוב את המימוש הנכון עבורן.</text:p>
      <text:p text:style-name="P37"/>
      <text:p text:style-name="Quotations"><text:span text:style-name="T8">תרגיל כיתה</text:span>: כיתבו מימוש לכל המתודות שאינן משנות את האוסף (size, contains, iterator…). השאירו את המתודות המשנות את האוסף (add, remove, clear…) ללא מימוש. </text:p>
      <text:p text:style-name="P37"><text:soft-page-break/></text:p>
      <text:p text:style-name="P39">עוד דוגמאות למבטים: לממשק List יש מתודה subList המאפשרת לקבל מבט על תת-רשימה בין שני אינדקסים; לממשק SortedSet יש מתודה subSet המאפשרת לקבל מבט על תת-קבוצה-מסודרת בין שני פריטים (לפי הסדר הטבעי).</text:p>
      <text:p text:style-name="P39"/>
      <text:p text:style-name="P41">למחלקה Collections יש מתודות סטטיות המחזירות אוספים ריקים (למשל emptyList, emptySet), אוסף עם פריט יחיד (singletonList, singleton), <text:s/>nCopies המחזירה אוסף עם n עותקים של פריט נתון <text:s/>(הפריט כמובן נשמר רק פעם אחת). <text:s text:c="2"/></text:p>
      <text:p text:style-name="P38"/>
      <text:p text:style-name="Quotations"><text:span text:style-name="T2">חידה</text:span>: <text:span text:style-name="T105">כתבו מתודה המקבלת מספר n ומחזירה מחרוזת ובה n כוכביות. רמז: השתמשו ב- nCopies וב- String.join. קיראו בתיעוד כדי להבין מה כל מתודה עושה.</text:span></text:p>
      <text:p text:style-name="P13"/>
      <text:p text:style-name="P42">כל האוספים האלו בלתי ניתנים לשינוי <text:s text:c="2"/>- אם מנסים לשנות אותם ע"י add, remove וכד’ נזרקת חריגה – UnsupportedOperationException.</text:p>
      <text:p text:style-name="P40"/>
      <text:p text:style-name="P40">אם יש לכם אוסף רגיל ואתם רוצים שאנשים לא יוכלו לשנות אותו, אתם יכולים ליצור לו מבט בלתי-ניתן-לשינוי, למשל:</text:p>
      <text:p text:style-name="P25">Collections.unmodifiableList(list)</text:p>
      <text:p text:style-name="P40">מחזירה מבט על list שאינו ניתן לשינוי: מי שמקבל אותו יוכל לקרוא את כל הפריטים שיש ברשימה המקורית, אבל אם ינסה לשנות, יקבל חריגה. <text:span text:style-name="T109">זה מאד שימושי כשאתם רוצים להחזיר ערך ממתודה, אבל להבטיח שמי שיקבל אותו לא יוכל לשנות את המבנה הפנימי של העצם שלכם.</text:span></text:p>
      <text:p text:style-name="P49"/>
      <text:p text:style-name="P67"/>
      <text:p text:style-name="P90">מקורות </text:p>
      <text:list xml:id="list8488924433133143277" text:style-name="L2">
        <text:list-item>
          <text:p text:style-name="P92">Cay Horstmann, “Core Java for the Impatient”, chapter 7.</text:p>
        </text:list-item>
      </text:list>
      <text:p text:style-name="P83">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Monospace2" svg:font-family="Monospace" style:font-pitch="fixed"/>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style:page-number="auto" style:writing-mode="rl-tb"/>
      <style:text-properties fo:font-size="16pt" style:font-size-complex="16pt" style:font-weight-complex="normal"/>
    </style:style>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0bfbd1b"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0c0415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1-21T10:33:00.090209291</dc:date>
    <meta:editing-duration>PT3H14M39S</meta:editing-duration>
    <meta:editing-cycles>158</meta:editing-cycles>
    <meta:document-statistic meta:table-count="0" meta:image-count="0" meta:object-count="0" meta:page-count="6" meta:paragraph-count="117" meta:word-count="1969" meta:character-count="12208" meta:non-whitespace-character-count="10273"/>
  </office:meta>
</office:document-meta>
</file>